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055in"/>
    </style:style>
    <style:style style:name="co2" style:family="table-column">
      <style:table-column-properties fo:break-before="auto" style:column-width="1.7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material_wt%</text:p>
          </table:table-cell>
          <table:table-cell office:value-type="string" calcext:value-type="string">
            <text:p>material_at%</text:p>
          </table:table-cell>
          <table:table-cell office:value-type="string" calcext:value-type="string">
            <text:p>heating_rate</text:p>
          </table:table-cell>
          <table:table-cell office:value-type="string" calcext:value-type="string">
            <text:p>austenitization_temperature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artensite_st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gure_no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omments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/>
          <table:table-cell office:value-type="string" calcext:value-type="string">
            <text:p>Fe-9.88Mn</text:p>
          </table:table-cell>
          <table:table-cell table:number-columns-repeated="3"/>
          <table:table-cell office:value-type="float" office:value="594.714072353305" calcext:value-type="float">
            <text:p>594.7140723533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86Mn</text:p>
          </table:table-cell>
          <table:table-cell table:number-columns-repeated="3"/>
          <table:table-cell office:value-type="float" office:value="677.74157619373" calcext:value-type="float">
            <text:p>677.7415761937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1183.09867735048" calcext:value-type="float">
            <text:p>1183.0986773504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8Mn</text:p>
          </table:table-cell>
          <table:table-cell table:number-columns-repeated="3"/>
          <table:table-cell office:value-type="float" office:value="288.19727956772" calcext:value-type="float">
            <text:p>288.1972795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85Mn</text:p>
          </table:table-cell>
          <table:table-cell table:number-columns-repeated="3"/>
          <table:table-cell office:value-type="float" office:value="465.311493252731" calcext:value-type="float">
            <text:p>465.3114932527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960.776240927552" calcext:value-type="float">
            <text:p>960.7762409275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966.604471158161" calcext:value-type="float">
            <text:p>966.6044711581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98.425109270366" calcext:value-type="float">
            <text:p>998.4251092703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1033.23146824237" calcext:value-type="float">
            <text:p>1033.2314682423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55.40585782727" calcext:value-type="float">
            <text:p>1055.405857827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826.719546363287" calcext:value-type="float">
            <text:p>826.7195463632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867.876618814934" calcext:value-type="float">
            <text:p>867.8766188149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15.996156490058" calcext:value-type="float">
            <text:p>915.9961564900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948.686804397929" calcext:value-type="float">
            <text:p>948.6868043979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24.30772167706" calcext:value-type="float">
            <text:p>1024.30772167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3296602387512" calcext:value-type="float">
            <text:p>6.93296602387512</text:p>
          </table:table-cell>
          <table:table-cell office:value-type="float" office:value="499.231081081081" calcext:value-type="float">
            <text:p>49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095945945946" calcext:value-type="float">
            <text:p>514.095945945946</text:p>
          </table:table-cell>
          <table:table-cell office:value-type="float" office:value="484.095945945946" calcext:value-type="float">
            <text:p>48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76492194674013" calcext:value-type="float">
            <text:p>3.76492194674013</text:p>
          </table:table-cell>
          <table:table-cell office:value-type="float" office:value="500.177027027027" calcext:value-type="float">
            <text:p>500.177027027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906756756757" calcext:value-type="float">
            <text:p>514.906756756757</text:p>
          </table:table-cell>
          <table:table-cell office:value-type="float" office:value="484.906756756757" calcext:value-type="float">
            <text:p>48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77502295684114" calcext:value-type="float">
            <text:p>4.77502295684114</text:p>
          </table:table-cell>
          <table:table-cell office:value-type="float" office:value="501.393243243243" calcext:value-type="float">
            <text:p>501.39324324324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6.122972972973" calcext:value-type="float">
            <text:p>516.122972972973</text:p>
          </table:table-cell>
          <table:table-cell office:value-type="float" office:value="485.987837837838" calcext:value-type="float">
            <text:p>48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06060606060606" calcext:value-type="float">
            <text:p>6.06060606060606</text:p>
          </table:table-cell>
          <table:table-cell office:value-type="float" office:value="504.366216216216" calcext:value-type="float">
            <text:p>50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9.095945945946" calcext:value-type="float">
            <text:p>519.095945945946</text:p>
          </table:table-cell>
          <table:table-cell office:value-type="float" office:value="488.825675675676" calcext:value-type="float">
            <text:p>488.82567567567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69329660238751" calcext:value-type="float">
            <text:p>5.69329660238751</text:p>
          </table:table-cell>
          <table:table-cell office:value-type="float" office:value="505.447297297297" calcext:value-type="float">
            <text:p>50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0.041891891892" calcext:value-type="float">
            <text:p>520.041891891892</text:p>
          </table:table-cell>
          <table:table-cell office:value-type="float" office:value="490.177027027027" calcext:value-type="float">
            <text:p>49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815426997245" calcext:value-type="float">
            <text:p>10.8815426997245</text:p>
          </table:table-cell>
          <table:table-cell office:value-type="float" office:value="509.231081081081" calcext:value-type="float">
            <text:p>50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3.825675675676" calcext:value-type="float">
            <text:p>523.825675675676</text:p>
          </table:table-cell>
          <table:table-cell office:value-type="float" office:value="493.960810810811" calcext:value-type="float">
            <text:p>493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27456382001837" calcext:value-type="float">
            <text:p>9.27456382001837</text:p>
          </table:table-cell>
          <table:table-cell office:value-type="float" office:value="510.447297297297" calcext:value-type="float">
            <text:p>510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5.041891891892" calcext:value-type="float">
            <text:p>525.041891891892</text:p>
          </table:table-cell>
          <table:table-cell office:value-type="float" office:value="494.906756756757" calcext:value-type="float">
            <text:p>49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5032139577594" calcext:value-type="float">
            <text:p>18.5032139577594</text:p>
          </table:table-cell>
          <table:table-cell office:value-type="float" office:value="517.204054054054" calcext:value-type="float">
            <text:p>517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6.258108108108" calcext:value-type="float">
            <text:p>536.258108108108</text:p>
          </table:table-cell>
          <table:table-cell office:value-type="float" office:value="505.852702702703" calcext:value-type="float">
            <text:p>505.85270270270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2231404958678" calcext:value-type="float">
            <text:p>13.2231404958678</text:p>
          </table:table-cell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3.15" calcext:value-type="float">
            <text:p>533.15</text:p>
          </table:table-cell>
          <table:table-cell office:value-type="float" office:value="502.744594594595" calcext:value-type="float">
            <text:p>502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4573002754821" calcext:value-type="float">
            <text:p>18.4573002754821</text:p>
          </table:table-cell>
          <table:table-cell office:value-type="float" office:value="521.122972972973" calcext:value-type="float">
            <text:p>521.12297297297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2.068918918919" calcext:value-type="float">
            <text:p>532.068918918919</text:p>
          </table:table-cell>
          <table:table-cell office:value-type="float" office:value="502.068918918919" calcext:value-type="float">
            <text:p>50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7722681359045" calcext:value-type="float">
            <text:p>31.7722681359045</text:p>
          </table:table-cell>
          <table:table-cell office:value-type="float" office:value="525.312162162162" calcext:value-type="float">
            <text:p>525.3121621621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177027027027" calcext:value-type="float">
            <text:p>51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78145087236" calcext:value-type="float">
            <text:p>41.78145087236</text:p>
          </table:table-cell>
          <table:table-cell office:value-type="float" office:value="525.447297297297" calcext:value-type="float">
            <text:p>52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041891891892" calcext:value-type="float">
            <text:p>510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2.5160697887971" calcext:value-type="float">
            <text:p>42.5160697887971</text:p>
          </table:table-cell>
          <table:table-cell office:value-type="float" office:value="526.933783783784" calcext:value-type="float">
            <text:p>526.9337837837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2.339189189189" calcext:value-type="float">
            <text:p>542.339189189189</text:p>
          </table:table-cell>
          <table:table-cell office:value-type="float" office:value="512.068918918919" calcext:value-type="float">
            <text:p>51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9485766758494" calcext:value-type="float">
            <text:p>3.9485766758494</text:p>
          </table:table-cell>
          <table:table-cell office:value-type="float" office:value="532.744594594595" calcext:value-type="float">
            <text:p>532.7445945945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8.014864864865" calcext:value-type="float">
            <text:p>548.014864864865</text:p>
          </table:table-cell>
          <table:table-cell office:value-type="float" office:value="517.744594594595" calcext:value-type="float">
            <text:p>517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3921028466483" calcext:value-type="float">
            <text:p>5.73921028466483</text:p>
          </table:table-cell>
          <table:table-cell office:value-type="float" office:value="539.636486486486" calcext:value-type="float">
            <text:p>539.63648648648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4.906756756757" calcext:value-type="float">
            <text:p>554.906756756757</text:p>
          </table:table-cell>
          <table:table-cell office:value-type="float" office:value="525.041891891892" calcext:value-type="float">
            <text:p>52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85123966942149" calcext:value-type="float">
            <text:p>7.85123966942149</text:p>
          </table:table-cell>
          <table:table-cell office:value-type="float" office:value="543.555405405405" calcext:value-type="float">
            <text:p>543.5554054054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8.960810810811" calcext:value-type="float">
            <text:p>558.960810810811</text:p>
          </table:table-cell>
          <table:table-cell office:value-type="float" office:value="529.095945945946" calcext:value-type="float">
            <text:p>52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7685950413223" calcext:value-type="float">
            <text:p>17.7685950413223</text:p>
          </table:table-cell>
          <table:table-cell office:value-type="float" office:value="553.690540540541" calcext:value-type="float">
            <text:p>553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69.095945945946" calcext:value-type="float">
            <text:p>569.095945945946</text:p>
          </table:table-cell>
          <table:table-cell office:value-type="float" office:value="539.231081081081" calcext:value-type="float">
            <text:p>539.2310810810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2929292929293" calcext:value-type="float">
            <text:p>29.2929292929293</text:p>
          </table:table-cell>
          <table:table-cell office:value-type="float" office:value="560.582432432432" calcext:value-type="float">
            <text:p>56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5.852702702703" calcext:value-type="float">
            <text:p>575.852702702703</text:p>
          </table:table-cell>
          <table:table-cell office:value-type="float" office:value="545.987837837838" calcext:value-type="float">
            <text:p>54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96877869605142" calcext:value-type="float">
            <text:p>5.96877869605142</text:p>
          </table:table-cell>
          <table:table-cell office:value-type="float" office:value="564.366216216216" calcext:value-type="float">
            <text:p>56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8.960810810811" calcext:value-type="float">
            <text:p>578.960810810811</text:p>
          </table:table-cell>
          <table:table-cell office:value-type="float" office:value="548.960810810811" calcext:value-type="float">
            <text:p>548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54545454545455" calcext:value-type="float">
            <text:p>4.54545454545455</text:p>
          </table:table-cell>
          <table:table-cell office:value-type="float" office:value="566.528378378378" calcext:value-type="float">
            <text:p>566.52837837837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0.987837837838" calcext:value-type="float">
            <text:p>580.987837837838</text:p>
          </table:table-cell>
          <table:table-cell office:value-type="float" office:value="551.258108108108" calcext:value-type="float">
            <text:p>551.25810810810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86685032139578" calcext:value-type="float">
            <text:p>4.86685032139578</text:p>
          </table:table-cell>
          <table:table-cell office:value-type="float" office:value="568.690540540541" calcext:value-type="float">
            <text:p>568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014864864865" calcext:value-type="float">
            <text:p>583.014864864865</text:p>
          </table:table-cell>
          <table:table-cell office:value-type="float" office:value="552.87972972973" calcext:value-type="float">
            <text:p>55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21854912764004" calcext:value-type="float">
            <text:p>8.21854912764004</text:p>
          </table:table-cell>
          <table:table-cell office:value-type="float" office:value="569.366216216216" calcext:value-type="float">
            <text:p>569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960810810811" calcext:value-type="float">
            <text:p>583.960810810811</text:p>
          </table:table-cell>
          <table:table-cell office:value-type="float" office:value="554.095945945946" calcext:value-type="float">
            <text:p>55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1010101010101" calcext:value-type="float">
            <text:p>10.1010101010101</text:p>
          </table:table-cell>
          <table:table-cell office:value-type="float" office:value="571.663513513513" calcext:value-type="float">
            <text:p>571.663513513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6.258108108108" calcext:value-type="float">
            <text:p>586.258108108108</text:p>
          </table:table-cell>
          <table:table-cell office:value-type="float" office:value="555.987837837838" calcext:value-type="float">
            <text:p>55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9375573921028" calcext:value-type="float">
            <text:p>11.9375573921028</text:p>
          </table:table-cell>
          <table:table-cell office:value-type="float" office:value="573.285135135135" calcext:value-type="float">
            <text:p>573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8.014864864865" calcext:value-type="float">
            <text:p>588.014864864865</text:p>
          </table:table-cell>
          <table:table-cell office:value-type="float" office:value="558.014864864865" calcext:value-type="float">
            <text:p>558.01486486486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44811753902662" calcext:value-type="float">
            <text:p>8.44811753902662</text:p>
          </table:table-cell>
          <table:table-cell office:value-type="float" office:value="574.501351351351" calcext:value-type="float">
            <text:p>574.5013513513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9.095945945946" calcext:value-type="float">
            <text:p>589.095945945946</text:p>
          </table:table-cell>
          <table:table-cell office:value-type="float" office:value="559.095945945946" calcext:value-type="float">
            <text:p>55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6721763085399" calcext:value-type="float">
            <text:p>12.6721763085399</text:p>
          </table:table-cell>
          <table:table-cell office:value-type="float" office:value="577.474324324324" calcext:value-type="float">
            <text:p>57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2.068918918919" calcext:value-type="float">
            <text:p>592.068918918919</text:p>
          </table:table-cell>
          <table:table-cell office:value-type="float" office:value="562.204054054054" calcext:value-type="float">
            <text:p>562.2040540540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1414141414141" calcext:value-type="float">
            <text:p>14.1414141414141</text:p>
          </table:table-cell>
          <table:table-cell office:value-type="float" office:value="578.42027027027" calcext:value-type="float">
            <text:p>578.42027027027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<text:s/></text:p>
          </table:table-cell>
          <table:table-cell office:value-type="float" office:value="563.15" calcext:value-type="float">
            <text:p>56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5.7483930211203" calcext:value-type="float">
            <text:p>15.7483930211203</text:p>
          </table:table-cell>
          <table:table-cell office:value-type="float" office:value="580.582432432432" calcext:value-type="float">
            <text:p>58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5.177027027027" calcext:value-type="float">
            <text:p>595.177027027027</text:p>
          </table:table-cell>
          <table:table-cell office:value-type="float" office:value="565.041891891892" calcext:value-type="float">
            <text:p>56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207529843894" calcext:value-type="float">
            <text:p>16.6207529843894</text:p>
          </table:table-cell>
          <table:table-cell office:value-type="float" office:value="582.204054054054" calcext:value-type="float">
            <text:p>582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7.339189189189" calcext:value-type="float">
            <text:p>597.339189189189</text:p>
          </table:table-cell>
          <table:table-cell office:value-type="float" office:value="566.933783783784" calcext:value-type="float">
            <text:p>566.93378378378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85714285714286" calcext:value-type="float">
            <text:p>6.85714285714286</text:p>
          </table:table-cell>
          <table:table-cell office:value-type="float" office:value="585.372222222222" calcext:value-type="float">
            <text:p>585.3722222222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0.161494252874" calcext:value-type="float">
            <text:p>600.161494252874</text:p>
          </table:table-cell>
          <table:table-cell office:value-type="float" office:value="570.276436781609" calcext:value-type="float">
            <text:p>57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8328741965106" calcext:value-type="float">
            <text:p>37.8328741965106</text:p>
          </table:table-cell>
          <table:table-cell office:value-type="float" office:value="587.474324324324" calcext:value-type="float">
            <text:p>58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1.933783783784" calcext:value-type="float">
            <text:p>601.933783783784</text:p>
          </table:table-cell>
          <table:table-cell office:value-type="float" office:value="572.068918918919" calcext:value-type="float">
            <text:p>57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3.1129476584022" calcext:value-type="float">
            <text:p>43.1129476584022</text:p>
          </table:table-cell>
          <table:table-cell office:value-type="float" office:value="588.285135135135" calcext:value-type="float">
            <text:p>588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3.15" calcext:value-type="float">
            <text:p>603.15</text:p>
          </table:table-cell>
          <table:table-cell office:value-type="float" office:value="572.87972972973" calcext:value-type="float">
            <text:p>57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64285714285714" calcext:value-type="float">
            <text:p>7.64285714285714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257279693487" calcext:value-type="float">
            <text:p>575.25727969348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3" calcext:value-type="float">
            <text:p>9.92857142857143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333908045977" calcext:value-type="float">
            <text:p>575.33390804597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07142857142857" calcext:value-type="float">
            <text:p>7.07142857142857</text:p>
          </table:table-cell>
          <table:table-cell office:value-type="float" office:value="591.042720306513" calcext:value-type="float">
            <text:p>591.042720306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215134099617" calcext:value-type="float">
            <text:p>606.215134099617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7142857142856" calcext:value-type="float">
            <text:p>8.57142857142856</text:p>
          </table:table-cell>
          <table:table-cell office:value-type="float" office:value="591.502490421456" calcext:value-type="float">
            <text:p>591.502490421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368390804598" calcext:value-type="float">
            <text:p>606.368390804598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8571428571428" calcext:value-type="float">
            <text:p>13.8571428571428</text:p>
          </table:table-cell>
          <table:table-cell office:value-type="float" office:value="593.418199233717" calcext:value-type="float">
            <text:p>59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8.284099616858" calcext:value-type="float">
            <text:p>608.284099616858</text:p>
          </table:table-cell>
          <table:table-cell office:value-type="float" office:value="578.245785440613" calcext:value-type="float">
            <text:p>57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3.954597701149" calcext:value-type="float">
            <text:p>593.95459770114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2" calcext:value-type="float">
            <text:p>9.92857142857142</text:p>
          </table:table-cell>
          <table:table-cell office:value-type="float" office:value="596.253448275862" calcext:value-type="float">
            <text:p>596.2534482758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1.119348659004" calcext:value-type="float">
            <text:p>611.119348659004</text:p>
          </table:table-cell>
          <table:table-cell office:value-type="float" office:value="581.23429118774" calcext:value-type="float">
            <text:p>581.234291187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5.1428571428571" calcext:value-type="float">
            <text:p>35.1428571428571</text:p>
          </table:table-cell>
          <table:table-cell office:value-type="float" office:value="598.322413793104" calcext:value-type="float">
            <text:p>598.322413793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88314176245" calcext:value-type="float">
            <text:p>613.188314176245</text:p>
          </table:table-cell>
          <table:table-cell office:value-type="float" office:value="583.226628352491" calcext:value-type="float">
            <text:p>583.22662835249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8571428571428" calcext:value-type="float">
            <text:p>7.28571428571428</text:p>
          </table:table-cell>
          <table:table-cell office:value-type="float" office:value="598.475670498084" calcext:value-type="float">
            <text:p>598.4756704980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11685823755" calcext:value-type="float">
            <text:p>613.111685823755</text:p>
          </table:table-cell>
          <table:table-cell office:value-type="float" office:value="583.22662835249" calcext:value-type="float">
            <text:p>583.22662835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85714285714285" calcext:value-type="float">
            <text:p>9.85714285714285</text:p>
          </table:table-cell>
          <table:table-cell office:value-type="float" office:value="598.935440613027" calcext:value-type="float">
            <text:p>598.935440613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184482758621" calcext:value-type="float">
            <text:p>614.184482758621</text:p>
          </table:table-cell>
          <table:table-cell office:value-type="float" office:value="584.222796934866" calcext:value-type="float">
            <text:p>584.2227969348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24632352941176" calcext:value-type="float">
            <text:p>4.24632352941176</text:p>
          </table:table-cell>
          <table:table-cell office:value-type="float" office:value="600.163541903248" calcext:value-type="float">
            <text:p>600.1635419032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835356575062" calcext:value-type="float">
            <text:p>614.835356575062</text:p>
          </table:table-cell>
          <table:table-cell office:value-type="float" office:value="585.105626845333" calcext:value-type="float">
            <text:p>585.10562684533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9285714285714" calcext:value-type="float">
            <text:p>37.9285714285714</text:p>
          </table:table-cell>
          <table:table-cell office:value-type="float" office:value="600.391379310345" calcext:value-type="float">
            <text:p>600.39137931034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5.180651340996" calcext:value-type="float">
            <text:p>615.180651340996</text:p>
          </table:table-cell>
          <table:table-cell office:value-type="float" office:value="585.218965517241" calcext:value-type="float">
            <text:p>585.2189655172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6875" calcext:value-type="float">
            <text:p>4.6875</text:p>
          </table:table-cell>
          <table:table-cell office:value-type="float" office:value="601.320423574835" calcext:value-type="float">
            <text:p>601.3204235748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85111003861" calcext:value-type="float">
            <text:p>616.185111003861</text:p>
          </table:table-cell>
          <table:table-cell office:value-type="float" office:value="585.876053259141" calcext:value-type="float">
            <text:p>585.8760532591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7857142857143" calcext:value-type="float">
            <text:p>29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7857142857143" calcext:value-type="float">
            <text:p>56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4291417165669" calcext:value-type="float">
            <text:p>8.54291417165669</text:p>
          </table:table-cell>
          <table:table-cell office:value-type="float" office:value="601.780705394191" calcext:value-type="float">
            <text:p>601.78070539419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7.050414937759" calcext:value-type="float">
            <text:p>617.050414937759</text:p>
          </table:table-cell>
          <table:table-cell office:value-type="float" office:value="587.008921161826" calcext:value-type="float">
            <text:p>58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3571428571428" calcext:value-type="float">
            <text:p>38.3571428571428</text:p>
          </table:table-cell>
          <table:table-cell office:value-type="float" office:value="603.992911877395" calcext:value-type="float">
            <text:p>603.9929118773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9.241954022989" calcext:value-type="float">
            <text:p>619.241954022989</text:p>
          </table:table-cell>
          <table:table-cell office:value-type="float" office:value="589.280268199234" calcext:value-type="float">
            <text:p>589.280268199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7142857142857" calcext:value-type="float">
            <text:p>52.7142857142857</text:p>
          </table:table-cell>
          <table:table-cell office:value-type="float" office:value="605.448850574713" calcext:value-type="float">
            <text:p>605.4488505747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0.161494252874" calcext:value-type="float">
            <text:p>620.161494252874</text:p>
          </table:table-cell>
          <table:table-cell office:value-type="float" office:value="590.276436781609" calcext:value-type="float">
            <text:p>59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5389221556886" calcext:value-type="float">
            <text:p>10.5389221556886</text:p>
          </table:table-cell>
          <table:table-cell office:value-type="float" office:value="605.930082987552" calcext:value-type="float">
            <text:p>605.93008298755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16804979253" calcext:value-type="float">
            <text:p>621.116804979253</text:p>
          </table:table-cell>
          <table:table-cell office:value-type="float" office:value="591.075311203319" calcext:value-type="float">
            <text:p>591.0753112033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714285714286" calcext:value-type="float">
            <text:p>10.0714285714286</text:p>
          </table:table-cell>
          <table:table-cell office:value-type="float" office:value="606.445019157088" calcext:value-type="float">
            <text:p>606.445019157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57662835249" calcext:value-type="float">
            <text:p>621.157662835249</text:p>
          </table:table-cell>
          <table:table-cell office:value-type="float" office:value="591.272605363985" calcext:value-type="float">
            <text:p>591.27260536398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8571428571428" calcext:value-type="float">
            <text:p>51.8571428571428</text:p>
          </table:table-cell>
          <table:table-cell office:value-type="float" office:value="607.058045977012" calcext:value-type="float">
            <text:p>607.0580459770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2.230459770115" calcext:value-type="float">
            <text:p>622.230459770115</text:p>
          </table:table-cell>
          <table:table-cell office:value-type="float" office:value="592.26877394636" calcext:value-type="float">
            <text:p>592.2687739463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1736526946108" calcext:value-type="float">
            <text:p>13.1736526946108</text:p>
          </table:table-cell>
          <table:table-cell office:value-type="float" office:value="608.834647302905" calcext:value-type="float">
            <text:p>608.8346473029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4.18734439834" calcext:value-type="float">
            <text:p>624.18734439834</text:p>
          </table:table-cell>
          <table:table-cell office:value-type="float" office:value="594.228838174274" calcext:value-type="float">
            <text:p>594.2288381742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40912694556261" calcext:value-type="float">
            <text:p>4.40912694556261</text:p>
          </table:table-cell>
          <table:table-cell office:value-type="float" office:value="610.258808290156" calcext:value-type="float">
            <text:p>610.2588082901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5.181088082902" calcext:value-type="float">
            <text:p>625.181088082902</text:p>
          </table:table-cell>
          <table:table-cell office:value-type="float" office:value="595.170725388601" calcext:value-type="float">
            <text:p>595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4852941176471" calcext:value-type="float">
            <text:p>6.94852941176471</text:p>
          </table:table-cell>
          <table:table-cell office:value-type="float" office:value="611.158708550988" calcext:value-type="float">
            <text:p>611.1587085509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023573415853" calcext:value-type="float">
            <text:p>626.023573415853</text:p>
          </table:table-cell>
          <table:table-cell office:value-type="float" office:value="596.100616057234" calcext:value-type="float">
            <text:p>596.100616057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2142857142857" calcext:value-type="float">
            <text:p>17.2142857142857</text:p>
          </table:table-cell>
          <table:table-cell office:value-type="float" office:value="611.349233716475" calcext:value-type="float">
            <text:p>611.34923371647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00191570881" calcext:value-type="float">
            <text:p>596.1001915708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3.9285714285714" calcext:value-type="float">
            <text:p>33.9285714285714</text:p>
          </table:table-cell>
          <table:table-cell office:value-type="float" office:value="611.425862068965" calcext:value-type="float">
            <text:p>611.42586206896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76819923372" calcext:value-type="float">
            <text:p>596.17681992337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5714285714285" calcext:value-type="float">
            <text:p>38.5714285714285</text:p>
          </table:table-cell>
          <table:table-cell office:value-type="float" office:value="612.345402298851" calcext:value-type="float">
            <text:p>612.3454022988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7.134674329502" calcext:value-type="float">
            <text:p>627.134674329502</text:p>
          </table:table-cell>
          <table:table-cell office:value-type="float" office:value="597.172988505747" calcext:value-type="float">
            <text:p>597.1729885057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4285714285714" calcext:value-type="float">
            <text:p>56.4285714285714</text:p>
          </table:table-cell>
          <table:table-cell office:value-type="float" office:value="613.418199233717" calcext:value-type="float">
            <text:p>61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8.054214559387" calcext:value-type="float">
            <text:p>628.054214559387</text:p>
          </table:table-cell>
          <table:table-cell office:value-type="float" office:value="598.245785440613" calcext:value-type="float">
            <text:p>59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6287425149701" calcext:value-type="float">
            <text:p>25.6287425149701</text:p>
          </table:table-cell>
          <table:table-cell office:value-type="float" office:value="613.813900414938" calcext:value-type="float">
            <text:p>613.8139004149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166597510373" calcext:value-type="float">
            <text:p>629.166597510373</text:p>
          </table:table-cell>
          <table:table-cell office:value-type="float" office:value="598.959128630705" calcext:value-type="float">
            <text:p>598.959128630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705882352941" calcext:value-type="float">
            <text:p>11.4705882352941</text:p>
          </table:table-cell>
          <table:table-cell office:value-type="float" office:value="614.812112480127" calcext:value-type="float">
            <text:p>614.8121124801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870204973881" calcext:value-type="float">
            <text:p>629.870204973881</text:p>
          </table:table-cell>
          <table:table-cell office:value-type="float" office:value="600.140297808312" calcext:value-type="float">
            <text:p>600.1402978083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582834331337" calcext:value-type="float">
            <text:p>10.8582834331337</text:p>
          </table:table-cell>
          <table:table-cell office:value-type="float" office:value="615.307676348548" calcext:value-type="float">
            <text:p>615.3076763485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0.245435684647" calcext:value-type="float">
            <text:p>630.245435684647</text:p>
          </table:table-cell>
          <table:table-cell office:value-type="float" office:value="600.037966804979" calcext:value-type="float">
            <text:p>600.03796680497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6.5469061876248" calcext:value-type="float">
            <text:p>46.5469061876248</text:p>
          </table:table-cell>
          <table:table-cell office:value-type="float" office:value="616.71846473029" calcext:value-type="float">
            <text:p>616.7184647302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071161825726" calcext:value-type="float">
            <text:p>632.071161825726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2954091816367" calcext:value-type="float">
            <text:p>12.2954091816367</text:p>
          </table:table-cell>
          <table:table-cell office:value-type="float" office:value="617.216390041494" calcext:value-type="float">
            <text:p>617.21639004149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1.988174273859" calcext:value-type="float">
            <text:p>631.988174273859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07696320885484" calcext:value-type="float">
            <text:p>5.07696320885484</text:p>
          </table:table-cell>
          <table:table-cell office:value-type="float" office:value="617.222538860104" calcext:value-type="float">
            <text:p>617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14481865285" calcext:value-type="float">
            <text:p>632.14481865285</text:p>
          </table:table-cell>
          <table:table-cell office:value-type="float" office:value="602.217357512953" calcext:value-type="float">
            <text:p>602.2173575129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2914171656687" calcext:value-type="float">
            <text:p>14.2914171656687</text:p>
          </table:table-cell>
          <table:table-cell office:value-type="float" office:value="618.2122406639" calcext:value-type="float">
            <text:p>618.212240663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3.067012448133" calcext:value-type="float">
            <text:p>633.067012448133</text:p>
          </table:table-cell>
          <table:table-cell office:value-type="float" office:value="603.108506224066" calcext:value-type="float">
            <text:p>603.1085062240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6911764705882" calcext:value-type="float">
            <text:p>11.6911764705882</text:p>
          </table:table-cell>
          <table:table-cell office:value-type="float" office:value="619.251557176925" calcext:value-type="float">
            <text:p>619.25155717692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4.309294799001" calcext:value-type="float">
            <text:p>634.309294799001</text:p>
          </table:table-cell>
          <table:table-cell office:value-type="float" office:value="604.193464683171" calcext:value-type="float">
            <text:p>604.19346468317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0858283433134" calcext:value-type="float">
            <text:p>17.0858283433134</text:p>
          </table:table-cell>
          <table:table-cell office:value-type="float" office:value="620.203941908714" calcext:value-type="float">
            <text:p>620.2039419087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5.058713692946" calcext:value-type="float">
            <text:p>635.058713692946</text:p>
          </table:table-cell>
          <table:table-cell office:value-type="float" office:value="605.017219917012" calcext:value-type="float">
            <text:p>605.0172199170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4964784229882" calcext:value-type="float">
            <text:p>6.4964784229882</text:p>
          </table:table-cell>
          <table:table-cell office:value-type="float" office:value="621.284715025907" calcext:value-type="float">
            <text:p>621.28471502590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6.289896373057" calcext:value-type="float">
            <text:p>636.289896373057</text:p>
          </table:table-cell>
          <table:table-cell office:value-type="float" office:value="606.196632124352" calcext:value-type="float">
            <text:p>606.19663212435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6.4271457085828" calcext:value-type="float">
            <text:p>26.4271457085828</text:p>
          </table:table-cell>
          <table:table-cell office:value-type="float" office:value="622.195643153527" calcext:value-type="float">
            <text:p>622.1956431535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050414937759" calcext:value-type="float">
            <text:p>637.050414937759</text:p>
          </table:table-cell>
          <table:table-cell office:value-type="float" office:value="607.008921161826" calcext:value-type="float">
            <text:p>60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61440649791059" calcext:value-type="float">
            <text:p>6.61440649791059</text:p>
          </table:table-cell>
          <table:table-cell office:value-type="float" office:value="622.362435233161" calcext:value-type="float">
            <text:p>622.3624352331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118911917098" calcext:value-type="float">
            <text:p>637.118911917098</text:p>
          </table:table-cell>
          <table:table-cell office:value-type="float" office:value="607.274352331606" calcext:value-type="float">
            <text:p>607.27435233160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5.8682634730539" calcext:value-type="float">
            <text:p>65.8682634730539</text:p>
          </table:table-cell>
          <table:table-cell office:value-type="float" office:value="624.270331950208" calcext:value-type="float">
            <text:p>624.27033195020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9.12510373444" calcext:value-type="float">
            <text:p>639.12510373444</text:p>
          </table:table-cell>
          <table:table-cell office:value-type="float" office:value="609.166597510373" calcext:value-type="float">
            <text:p>609.1665975103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8395879473579" calcext:value-type="float">
            <text:p>5.78395879473579</text:p>
          </table:table-cell>
          <table:table-cell office:value-type="float" office:value="624.849481865285" calcext:value-type="float">
            <text:p>624.8494818652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03367875648" calcext:value-type="float">
            <text:p>640.103367875648</text:p>
          </table:table-cell>
          <table:table-cell office:value-type="float" office:value="610.093005181347" calcext:value-type="float">
            <text:p>610.0930051813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9301470588235" calcext:value-type="float">
            <text:p>16.9301470588235</text:p>
          </table:table-cell>
          <table:table-cell office:value-type="float" office:value="625.219256756757" calcext:value-type="float">
            <text:p>625.21925675675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76994378833" calcext:value-type="float">
            <text:p>640.276994378833</text:p>
          </table:table-cell>
          <table:table-cell office:value-type="float" office:value="610.354214456053" calcext:value-type="float">
            <text:p>610.3542144560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878015845818" calcext:value-type="float">
            <text:p>10.0878015845818</text:p>
          </table:table-cell>
          <table:table-cell office:value-type="float" office:value="625.263989637306" calcext:value-type="float">
            <text:p>625.26398963730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86269430052" calcext:value-type="float">
            <text:p>640.186269430052</text:p>
          </table:table-cell>
          <table:table-cell office:value-type="float" office:value="610.175906735751" calcext:value-type="float">
            <text:p>610.1759067357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067864271457" calcext:value-type="float">
            <text:p>16.60678642714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03941908714" calcext:value-type="float">
            <text:p>640.203941908714</text:p>
          </table:table-cell>
          <table:table-cell office:value-type="float" office:value="610.079460580913" calcext:value-type="float">
            <text:p>610.0794605809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0.9780439121757" calcext:value-type="float">
            <text:p>30.97804391217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20954356847" calcext:value-type="float">
            <text:p>640.120954356847</text:p>
          </table:table-cell>
          <table:table-cell office:value-type="float" office:value="609.996473029046" calcext:value-type="float">
            <text:p>609.9964730290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6795697384775" calcext:value-type="float">
            <text:p>10.6795697384775</text:p>
          </table:table-cell>
          <table:table-cell office:value-type="float" office:value="626.34170984456" calcext:value-type="float">
            <text:p>626.34170984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1.181088082902" calcext:value-type="float">
            <text:p>641.181088082902</text:p>
          </table:table-cell>
          <table:table-cell office:value-type="float" office:value="611.170725388601" calcext:value-type="float">
            <text:p>611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4394273409409" calcext:value-type="float">
            <text:p>7.24394273409409</text:p>
          </table:table-cell>
          <table:table-cell office:value-type="float" office:value="626.922020725389" calcext:value-type="float">
            <text:p>626.92202072538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75906735751" calcext:value-type="float">
            <text:p>642.175906735751</text:p>
          </table:table-cell>
          <table:table-cell office:value-type="float" office:value="612.165544041451" calcext:value-type="float">
            <text:p>612.1655440414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1497005988024" calcext:value-type="float">
            <text:p>25.1497005988024</text:p>
          </table:table-cell>
          <table:table-cell office:value-type="float" office:value="627.257883817428" calcext:value-type="float">
            <text:p>627.25788381742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071161825726" calcext:value-type="float">
            <text:p>612.0711618257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4830339321358" calcext:value-type="float">
            <text:p>38.4830339321358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2574850299401" calcext:value-type="float">
            <text:p>51.2574850299401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278630705394" calcext:value-type="float">
            <text:p>642.278630705394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685257456179" calcext:value-type="float">
            <text:p>11.4685257456179</text:p>
          </table:table-cell>
          <table:table-cell office:value-type="float" office:value="627.916839378238" calcext:value-type="float">
            <text:p>627.9168393782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170725388601" calcext:value-type="float">
            <text:p>643.170725388601</text:p>
          </table:table-cell>
          <table:table-cell office:value-type="float" office:value="613.160362694301" calcext:value-type="float">
            <text:p>613.1603626943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6684040120915" calcext:value-type="float">
            <text:p>6.96684040120915</text:p>
          </table:table-cell>
          <table:table-cell office:value-type="float" office:value="628.331347150259" calcext:value-type="float">
            <text:p>628.3313471502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253626943005" calcext:value-type="float">
            <text:p>643.253626943005</text:p>
          </table:table-cell>
          <table:table-cell office:value-type="float" office:value="613.243264248705" calcext:value-type="float">
            <text:p>613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0396759228475" calcext:value-type="float">
            <text:p>8.70396759228475</text:p>
          </table:table-cell>
          <table:table-cell office:value-type="float" office:value="628.911658031088" calcext:value-type="float">
            <text:p>628.911658031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082642487047" calcext:value-type="float">
            <text:p>644.082642487047</text:p>
          </table:table-cell>
          <table:table-cell office:value-type="float" office:value="614.238082901554" calcext:value-type="float">
            <text:p>614.2380829015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6.4870259481038" calcext:value-type="float">
            <text:p>36.4870259481038</text:p>
          </table:table-cell>
          <table:table-cell office:value-type="float" office:value="629.249585062241" calcext:value-type="float">
            <text:p>629.2495850622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270331950208" calcext:value-type="float">
            <text:p>644.270331950208</text:p>
          </table:table-cell>
          <table:table-cell office:value-type="float" office:value="614.145850622407" calcext:value-type="float">
            <text:p>614.145850622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6766467065868" calcext:value-type="float">
            <text:p>41.6766467065868</text:p>
          </table:table-cell>
          <table:table-cell office:value-type="float" office:value="630.245435684647" calcext:value-type="float">
            <text:p>630.2454356846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5.183195020747" calcext:value-type="float">
            <text:p>645.183195020747</text:p>
          </table:table-cell>
          <table:table-cell office:value-type="float" office:value="615.141701244813" calcext:value-type="float">
            <text:p>615.1417012448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1357285429142" calcext:value-type="float">
            <text:p>52.1357285429142</text:p>
          </table:table-cell>
          <table:table-cell office:value-type="float" office:value="631.158298755187" calcext:value-type="float">
            <text:p>631.15829875518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6.262033195021" calcext:value-type="float">
            <text:p>646.262033195021</text:p>
          </table:table-cell>
          <table:table-cell office:value-type="float" office:value="616.054564315353" calcext:value-type="float">
            <text:p>616.054564315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3.1546578418385" calcext:value-type="float">
            <text:p>23.1546578418385</text:p>
          </table:table-cell>
          <table:table-cell office:value-type="float" office:value="631.813212435233" calcext:value-type="float">
            <text:p>631.81321243523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7.15" calcext:value-type="float">
            <text:p>647.15</text:p>
          </table:table-cell>
          <table:table-cell office:value-type="float" office:value="617.056735751295" calcext:value-type="float">
            <text:p>617.0567357512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4.1806157261303" calcext:value-type="float">
            <text:p>24.1806157261303</text:p>
          </table:table-cell>
          <table:table-cell office:value-type="float" office:value="633.222538860104" calcext:value-type="float">
            <text:p>633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051554404145" calcext:value-type="float">
            <text:p>618.05155440414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8073132183173" calcext:value-type="float">
            <text:p>8.78073132183173</text:p>
          </table:table-cell>
          <table:table-cell office:value-type="float" office:value="633.388341968912" calcext:value-type="float">
            <text:p>633.3883419689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134455958549" calcext:value-type="float">
            <text:p>618.1344559585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2.9165102373804" calcext:value-type="float">
            <text:p>22.9165102373804</text:p>
          </table:table-cell>
          <table:table-cell office:value-type="float" office:value="634.300259067358" calcext:value-type="float">
            <text:p>634.30025906735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1396373057" calcext:value-type="float">
            <text:p>649.1396373057</text:p>
          </table:table-cell>
          <table:table-cell office:value-type="float" office:value="619.129274611399" calcext:value-type="float">
            <text:p>619.12927461139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8198529411765" calcext:value-type="float">
            <text:p>31.8198529411765</text:p>
          </table:table-cell>
          <table:table-cell office:value-type="float" office:value="635.209959118783" calcext:value-type="float">
            <text:p>635.20995911878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881596354758" calcext:value-type="float">
            <text:p>649.881596354758</text:p>
          </table:table-cell>
          <table:table-cell office:value-type="float" office:value="619.958816431978" calcext:value-type="float">
            <text:p>619.95881643197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925809042039" calcext:value-type="float">
            <text:p>12.925809042039</text:p>
          </table:table-cell>
          <table:table-cell office:value-type="float" office:value="635.460880829016" calcext:value-type="float">
            <text:p>635.4608808290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0.134455958549" calcext:value-type="float">
            <text:p>650.134455958549</text:p>
          </table:table-cell>
          <table:table-cell office:value-type="float" office:value="620.124093264249" calcext:value-type="float">
            <text:p>620.124093264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5.8823529411765" calcext:value-type="float">
            <text:p>45.8823529411765</text:p>
          </table:table-cell>
          <table:table-cell office:value-type="float" office:value="640.184017999092" calcext:value-type="float">
            <text:p>640.18401799909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5.241933057007" calcext:value-type="float">
            <text:p>655.241933057007</text:p>
          </table:table-cell>
          <table:table-cell office:value-type="float" office:value="625.319153134227" calcext:value-type="float">
            <text:p>625.3191531342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8.4792618242638" calcext:value-type="float">
            <text:p>28.4792618242638</text:p>
          </table:table-cell>
          <table:table-cell office:value-type="float" office:value="644.165544041451" calcext:value-type="float">
            <text:p>644.1655440414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9.170725388601" calcext:value-type="float">
            <text:p>659.170725388601</text:p>
          </table:table-cell>
          <table:table-cell office:value-type="float" office:value="629.243264248705" calcext:value-type="float">
            <text:p>629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2Mn-0.28C</text:p>
          </table:table-cell>
          <table:table-cell table:number-columns-repeated="4"/>
          <table:table-cell office:value-type="float" office:value="302.382982909497" calcext:value-type="float">
            <text:p>302.3829829094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6Mn-0.2C</text:p>
          </table:table-cell>
          <table:table-cell table:number-columns-repeated="4"/>
          <table:table-cell office:value-type="float" office:value="330.434835196387" calcext:value-type="float">
            <text:p>330.434835196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4Mn-0.1C</text:p>
          </table:table-cell>
          <table:table-cell table:number-columns-repeated="4"/>
          <table:table-cell office:value-type="float" office:value="373.757531828534" calcext:value-type="float">
            <text:p>373.7575318285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8Mn-0.2C-0.43Ti</text:p>
          </table:table-cell>
          <table:table-cell table:number-columns-repeated="4"/>
          <table:table-cell office:value-type="float" office:value="375.201835853132" calcext:value-type="float">
            <text:p>375.2018358531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1Mn-0.21C-0.82Ti</text:p>
          </table:table-cell>
          <table:table-cell table:number-columns-repeated="4"/>
          <table:table-cell office:value-type="float" office:value="419.478293736501" calcext:value-type="float">
            <text:p>419.4782937365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68Mn-0.02C</text:p>
          </table:table-cell>
          <table:table-cell table:number-columns-repeated="4"/>
          <table:table-cell office:value-type="float" office:value="427.050993846375" calcext:value-type="float">
            <text:p>427.0509938463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56Mn-0.21C-1.31Ti</text:p>
          </table:table-cell>
          <table:table-cell table:number-columns-repeated="4"/>
          <table:table-cell office:value-type="float" office:value="427.847624190065" calcext:value-type="float">
            <text:p>427.847624190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0.6Ni</text:p>
          </table:table-cell>
          <table:table-cell table:number-columns-repeated="3"/>
          <table:table-cell office:value-type="float" office:value="487.043889273534" calcext:value-type="float">
            <text:p>487.0438892735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9Ni</text:p>
          </table:table-cell>
          <table:table-cell table:number-columns-repeated="3"/>
          <table:table-cell office:value-type="float" office:value="505.733361113248" calcext:value-type="float">
            <text:p>505.7333611132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6Ni</text:p>
          </table:table-cell>
          <table:table-cell table:number-columns-repeated="3"/>
          <table:table-cell office:value-type="float" office:value="550.852216409809" calcext:value-type="float">
            <text:p>550.8522164098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0Ni</text:p>
          </table:table-cell>
          <table:table-cell table:number-columns-repeated="3"/>
          <table:table-cell office:value-type="float" office:value="572.477811541059" calcext:value-type="float">
            <text:p>572.477811541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9Ni</text:p>
          </table:table-cell>
          <table:table-cell table:number-columns-repeated="3"/>
          <table:table-cell office:value-type="float" office:value="592.534909950338" calcext:value-type="float">
            <text:p>592.53490995033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.2Ni</text:p>
          </table:table-cell>
          <table:table-cell table:number-columns-repeated="3"/>
          <table:table-cell office:value-type="float" office:value="335.639080356609" calcext:value-type="float">
            <text:p>335.6390803566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5.5Ni</text:p>
          </table:table-cell>
          <table:table-cell table:number-columns-repeated="3"/>
          <table:table-cell office:value-type="float" office:value="343.186669487396" calcext:value-type="float">
            <text:p>343.1866694873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2671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825.026015351335" calcext:value-type="float">
            <text:p>825.026015351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41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959.820131018088" calcext:value-type="float">
            <text:p>959.8201310180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6.16842331186" calcext:value-type="float">
            <text:p>-1006.1684233118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2.96001298283" calcext:value-type="float">
            <text:p>1002.9600129828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9844.1215614511" calcext:value-type="float">
            <text:p>-29844.1215614511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7.40240001174" calcext:value-type="float">
            <text:p>1007.402400011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5046.4834078699" calcext:value-type="float">
            <text:p>-25046.483407869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8.63543356787" calcext:value-type="float">
            <text:p>1008.6354335678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0112.1351052482" calcext:value-type="float">
            <text:p>-20112.13510524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9.50393934649" calcext:value-type="float">
            <text:p>1009.5039393464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085.7496550442" calcext:value-type="float">
            <text:p>-15085.749655044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1.11128666073" calcext:value-type="float">
            <text:p>1011.111286660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59.7005979234" calcext:value-type="float">
            <text:p>-10059.700597923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35043645473" calcext:value-type="float">
            <text:p>1012.350436454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33.65154080265" calcext:value-type="float">
            <text:p>-5033.6515408026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3.58958624874" calcext:value-type="float">
            <text:p>1013.589586248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16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021.8614857061" calcext:value-type="float">
            <text:p>1021.86148570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4.579762353154" calcext:value-type="float">
            <text:p>-504.57976235315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38.74128698371" calcext:value-type="float">
            <text:p>1038.7412869837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96.99252351082" calcext:value-type="float">
            <text:p>-1596.992523510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5.16909244816" calcext:value-type="float">
            <text:p>1075.1690924481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309.426966835913" calcext:value-type="float">
            <text:p>-309.4269668359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6.53500514474" calcext:value-type="float">
            <text:p>1076.535005144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915.392858191356" calcext:value-type="float">
            <text:p>-915.39285819135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1.21090794328" calcext:value-type="float">
            <text:p>1121.210907943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2.407610422458" calcext:value-type="float">
            <text:p>-102.40761042245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3.05520638915" calcext:value-type="float">
            <text:p>1123.055206389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3.6605273512708" calcext:value-type="float">
            <text:p>-23.660527351270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45.14580004335" calcext:value-type="float">
            <text:p>1145.14580004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.996212825509" calcext:value-type="float">
            <text:p>-475.99621282550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52.15050887099" calcext:value-type="float">
            <text:p>1152.150508870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83.9637135839212" calcext:value-type="float">
            <text:p>-83.963713583921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81.24789894996" calcext:value-type="float">
            <text:p>1181.2478989499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4957.2780784248" calcext:value-type="float">
            <text:p>-54957.278078424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11085069529" calcext:value-type="float">
            <text:p>969.911085069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0019.541380019" calcext:value-type="float">
            <text:p>-40019.54138001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42889506493" calcext:value-type="float">
            <text:p>969.942889506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56.4284106589" calcext:value-type="float">
            <text:p>-47556.428410658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70.477448696997" calcext:value-type="float">
            <text:p>970.477448696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5.84Mn</text:p>
          </table:table-cell>
          <table:table-cell table:number-columns-repeated="4"/>
          <table:table-cell office:value-type="float" office:value="324.089614561449" calcext:value-type="float">
            <text:p>324.08961456144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68Mn</text:p>
          </table:table-cell>
          <table:table-cell table:number-columns-repeated="4"/>
          <table:table-cell office:value-type="float" office:value="375.942757611065" calcext:value-type="float">
            <text:p>375.942757611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9Mn</text:p>
          </table:table-cell>
          <table:table-cell table:number-columns-repeated="4"/>
          <table:table-cell office:value-type="float" office:value="412.596838012008" calcext:value-type="float">
            <text:p>412.5968380120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3Mn</text:p>
          </table:table-cell>
          <table:table-cell table:number-columns-repeated="4"/>
          <table:table-cell office:value-type="float" office:value="430.098649936239" calcext:value-type="float">
            <text:p>430.0986499362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17Mn</text:p>
          </table:table-cell>
          <table:table-cell table:number-columns-repeated="4"/>
          <table:table-cell office:value-type="float" office:value="444.400466054435" calcext:value-type="float">
            <text:p>444.4004660544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5Cr-15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Cr-14.2Ni</text:p>
          </table:table-cell>
          <table:table-cell table:number-columns-repeated="4"/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208.15" calcext:value-type="float">
            <text:p>2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Cr-12.1Ni</text:p>
          </table:table-cell>
          <table:table-cell table:number-columns-repeated="4"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Cr-11.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Cr-11.2Ni</text:p>
          </table:table-cell>
          <table:table-cell table:number-columns-repeated="4"/>
          <table:table-cell office:value-type="float" office:value="225.15" calcext:value-type="float">
            <text:p>22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5Cr-19.3Ni</text:p>
          </table:table-cell>
          <table:table-cell table:number-columns-repeated="4"/>
          <table:table-cell office:value-type="float" office:value="238.15" calcext:value-type="float">
            <text:p>2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Cr-23.3Ni</text:p>
          </table:table-cell>
          <table:table-cell table:number-columns-repeated="4"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642749614762" calcext:value-type="float">
            <text:p>974.642749614762</text:p>
          </table:table-cell>
          <table:table-cell office:value-type="float" office:value="1.48415012086754" calcext:value-type="float">
            <text:p>1.48415012086754</text:p>
          </table:table-cell>
          <table:table-cell office:value-type="float" office:value="248.008037473509" calcext:value-type="float">
            <text:p>248.0080374735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84741989016" calcext:value-type="float">
            <text:p>1074.84741989016</text:p>
          </table:table-cell>
          <table:table-cell office:value-type="float" office:value="6.23664945030137" calcext:value-type="float">
            <text:p>6.23664945030137</text:p>
          </table:table-cell>
          <table:table-cell office:value-type="float" office:value="280.100877744013" calcext:value-type="float">
            <text:p>280.1008777440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874.564516575132" calcext:value-type="float">
            <text:p>874.564516575132</text:p>
          </table:table-cell>
          <table:table-cell office:value-type="float" office:value="1.77467603761019" calcext:value-type="float">
            <text:p>1.77467603761019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4.8466339349425" calcext:value-type="float">
            <text:p>14.8466339349425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4.90352641353" calcext:value-type="float">
            <text:p>1174.90352641353</text:p>
          </table:table-cell>
          <table:table-cell office:value-type="float" office:value="20.7334656194519" calcext:value-type="float">
            <text:p>20.7334656194519</text:p>
          </table:table-cell>
          <table:table-cell office:value-type="float" office:value="287.138631341039" calcext:value-type="float">
            <text:p>287.138631341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5.88499545616" calcext:value-type="float">
            <text:p>1275.88499545616</text:p>
          </table:table-cell>
          <table:table-cell office:value-type="float" office:value="34.8046432655239" calcext:value-type="float">
            <text:p>34.8046432655239</text:p>
          </table:table-cell>
          <table:table-cell office:value-type="float" office:value="292.714357910382" calcext:value-type="float">
            <text:p>292.7143579103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731255679798" calcext:value-type="float">
            <text:p>974.731255679798</text:p>
          </table:table-cell>
          <table:table-cell office:value-type="float" office:value="9.76391175126672" calcext:value-type="float">
            <text:p>9.76391175126672</text:p>
          </table:table-cell>
          <table:table-cell office:value-type="float" office:value="308.079629911457" calcext:value-type="float">
            <text:p>308.0796299114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40251886681" calcext:value-type="float">
            <text:p>1074.40251886681</text:p>
          </table:table-cell>
          <table:table-cell office:value-type="float" office:value="21.0866499364687" calcext:value-type="float">
            <text:p>21.0866499364687</text:p>
          </table:table-cell>
          <table:table-cell office:value-type="float" office:value="329.363857718529" calcext:value-type="float">
            <text:p>329.363857718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5.9869354775" calcext:value-type="float">
            <text:p>1175.9869354775</text:p>
          </table:table-cell>
          <table:table-cell office:value-type="float" office:value="39.2075539489184" calcext:value-type="float">
            <text:p>39.2075539489184</text:p>
          </table:table-cell>
          <table:table-cell office:value-type="float" office:value="336.372080649157" calcext:value-type="float">
            <text:p>336.3720806491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04.213732099576" calcext:value-type="float">
            <text:p>104.213732099576</text:p>
          </table:table-cell>
          <table:table-cell office:value-type="float" office:value="338.105323534031" calcext:value-type="float">
            <text:p>338.1053235340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6" calcext:value-type="float">
            <text:p>6</text:p>
          </table:table-cell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00.15" calcext:value-type="float">
            <text:p>600.15</text:p>
          </table:table-cell>
          <table:table-cell office:value-type="float" office:value="592.15" calcext:value-type="float">
            <text:p>59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" calcext:value-type="float">
            <text:p>14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2.15" calcext:value-type="float">
            <text:p>612.15</text:p>
          </table:table-cell>
          <table:table-cell office:value-type="float" office:value="604.15" calcext:value-type="float">
            <text:p>60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25" calcext:value-type="float">
            <text:p>25</text:p>
          </table:table-cell>
          <table:table-cell office:value-type="float" office:value="614.15" calcext:value-type="float">
            <text:p>61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7.15" calcext:value-type="float">
            <text:p>617.15</text:p>
          </table:table-cell>
          <table:table-cell table:style-name="ce11" office:value-type="float" office:value="611.15" calcext:value-type="float">
            <text:p>61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67" calcext:value-type="float">
            <text:p>67</text:p>
          </table:table-cell>
          <table:table-cell office:value-type="float" office:value="622.15" calcext:value-type="float">
            <text:p>62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7.15" calcext:value-type="float">
            <text:p>61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85" calcext:value-type="float">
            <text:p>185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33.15" calcext:value-type="float">
            <text:p>633.1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2.13Si-2.14Mn-0.5Cr</text:p>
          </table:table-cell>
          <table:table-cell table:number-columns-repeated="4"/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2.1Si-2.15Mn</text:p>
          </table:table-cell>
          <table:table-cell table:number-columns-repeated="4"/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2.01Si-2.16Mn-2.07Ni</text:p>
          </table:table-cell>
          <table:table-cell table:number-columns-repeated="4"/>
          <table:table-cell office:value-type="float" office:value="563.15" calcext:value-type="float">
            <text:p>5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98Si-2.18Mn-1.9Cr</text:p>
          </table:table-cell>
          <table:table-cell table:number-columns-repeated="4"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85Si-2.1Mn</text:p>
          </table:table-cell>
          <table:table-cell table:number-columns-repeated="4"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93Si-2.04Mn-1.02Cr</text:p>
          </table:table-cell>
          <table:table-cell table:number-columns-repeated="4"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77Si-2.12Mn-2Ni</text:p>
          </table:table-cell>
          <table:table-cell table:number-columns-repeated="4"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1.63Si-1.99Mn-1.97Cr</text:p>
          </table:table-cell>
          <table:table-cell table:number-columns-repeated="4"/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4.7Ni-0.01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3.58N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8.15" calcext:value-type="float">
            <text:p>4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0.11Ni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68.15" calcext:value-type="float">
            <text:p>4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2.09M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3.15" calcext:value-type="float">
            <text:p>4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3.39Co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8.15" calcext:value-type="float">
            <text:p>4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1C-4.51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98.15" calcext:value-type="float">
            <text:p>4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6.62Ni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2.08Mo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5.13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2.53Si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3.65S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2.23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4C-0.97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41Ni-0.6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1.62Si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7.57C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45Mo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653.15" calcext:value-type="float">
            <text:p>6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6Si-1.02Mn-0.007S-0.012P-3.01Ni-9.17Cr-0.96Mo-0.19V-0.045Nb-0.0489N-0.0610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11.15" calcext:value-type="float">
            <text:p>51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2Si-1.03Mn-0.008S-0.015P-9.26Cr-0.84Mo-0.19V-2.99W-0.058Nb-0.0537N-0.0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57.816666666667" calcext:value-type="float">
            <text:p>55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1.816666666667" calcext:value-type="float">
            <text:p>561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16Si-1.01Mn-0.007S-0.013P-9.16Cr-0.99Mo-0.19V-0.95Co-0.045Nb-0.0552N-0.067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4.483333333333" calcext:value-type="float">
            <text:p>564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1C-0.17Si-1.02Mn-0.008S-0.012P-1.92Ni-9.23Cr-1Mo-0.19V-0.047Nb-0.0494N-0.06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483333333333" calcext:value-type="float">
            <text:p>579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16Si-1.03Mn-0.008S-0.012P-0.98Ni-9.08Cr-0.98Mo-0.19V-0.043Nb-0.0515N-0.0651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816666666667" calcext:value-type="float">
            <text:p>57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019Si-0.55Mn-0.006S-0.013P-0.62Ni-10.2Cr-1.51Mo-0.21V-0.01Co-0.06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7C-0.18Si-1Mn-0.007S-0.015P-0.93Ni-9.1Cr-0.96Mo-0.19V-0.98W-0.046Nb-0.0529N-0.066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7.816666666667" calcext:value-type="float">
            <text:p>58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0.084Si-0.64Mn-0.003S-0.009P-2.12Cr-0.83Mo-0.76Ni-0.013Co-0.045Cu-0.006N-0.020Nb-0.32V-0.63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2.483333333333" calcext:value-type="float">
            <text:p>592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6Si-1Mn-0.008S-0.015P-9.3Cr-0.98Mo-0.19V-2.8Co-0.041Nb-0.052N-0.066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6.15" calcext:value-type="float">
            <text:p>5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7.15" calcext:value-type="float">
            <text:p>59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8Si-0.99Mn-0.008S-0.015P-8.94Cr-0.97Mo-0.18V-0.92Co-0.98W-0.044Nb-0.0509N-0.0695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7Si-0.97Mn-0.008S-0.015P-9.2Cr-0.96Mo-0.18V-1.87Co-0.97W-0.045Nb-0.0523N-0.066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17Si-1.01Mn-0.007S-0.012P-0.08Ni-9.3Cr-1Mo-0.2V-0.046Nb-0.0539N-0.063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0.15" calcext:value-type="float">
            <text:p>60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18Si-1Mn-0.008S-0.017P-9.31Cr-0.98Mo-0.19V-1.89Co-0.043Nb-0.0517N-0.068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7.15" calcext:value-type="float">
            <text:p>6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2Si-0.99Mn-0.007S-0.015P-9.25Cr-0.91Mo-0.19V-1.92W-0.053Nb-0.0526N-0.0669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9.15" calcext:value-type="float">
            <text:p>60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41Si-0.49Mn-0.003S-0.015P-0.23Ni-9.08Cr-0.92Mo-0.25V-0.012Co-0.035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6.816666666667" calcext:value-type="float">
            <text:p>616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8Si-1.04Mn-0.008S-0.015P-9.35Cr-1Mo-0.19V-1.03W-0.051Nb-0.0544N-0.065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9.15" calcext:value-type="float">
            <text:p>61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6Si-0.44Mn-0.002S-0.018P-0.043Ni-2.01Cr-0.94Mo-0.008V-0.008Co-0.009W-0.022Nb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67.15" calcext:value-type="float">
            <text:p>66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02Si-0.52Mn-0.009S-0.011P-0.084Ni-0.3Cr-0.56Mo-0.23V-0.021Co-0.007W-0.01Nb-0.011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743.816666666667" calcext:value-type="float">
            <text:p>743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9.38M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4Mn</text:p>
          </table:table-cell>
          <table:table-cell table:number-columns-repeated="4"/>
          <table:table-cell office:value-type="float" office:value="257.510610529345" calcext:value-type="float">
            <text:p>257.510610529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4Mn</text:p>
          </table:table-cell>
          <table:table-cell table:number-columns-repeated="4"/>
          <table:table-cell office:value-type="float" office:value="268.860023224984" calcext:value-type="float">
            <text:p>268.86002322498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1Mn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1Mn</text:p>
          </table:table-cell>
          <table:table-cell table:number-columns-repeated="4"/>
          <table:table-cell office:value-type="float" office:value="281.25" calcext:value-type="float">
            <text:p>2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293.75" calcext:value-type="float">
            <text:p>29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01.613417052893" calcext:value-type="float">
            <text:p>301.6134170528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Mn</text:p>
          </table:table-cell>
          <table:table-cell table:number-columns-repeated="4"/>
          <table:table-cell office:value-type="float" office:value="303.75" calcext:value-type="float">
            <text:p>30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76Mn</text:p>
          </table:table-cell>
          <table:table-cell table:number-columns-repeated="4"/>
          <table:table-cell office:value-type="float" office:value="307.5" calcext:value-type="float">
            <text:p>307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15.449752849171" calcext:value-type="float">
            <text:p>315.449752849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63.262390940201" calcext:value-type="float">
            <text:p>363.262390940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71.25" calcext:value-type="float">
            <text:p>37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74.583029318974" calcext:value-type="float">
            <text:p>374.58302931897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76.25" calcext:value-type="float">
            <text:p>37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81.25" calcext:value-type="float">
            <text:p>3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9Mn</text:p>
          </table:table-cell>
          <table:table-cell table:number-columns-repeated="4"/>
          <table:table-cell office:value-type="float" office:value="394.899752335344" calcext:value-type="float">
            <text:p>394.8997523353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96.25" calcext:value-type="float">
            <text:p>39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02.5" calcext:value-type="float">
            <text:p>40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.06Mn</text:p>
          </table:table-cell>
          <table:table-cell table:number-columns-repeated="4"/>
          <table:table-cell office:value-type="float" office:value="403.612204420968" calcext:value-type="float">
            <text:p>403.6122044209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9Mn</text:p>
          </table:table-cell>
          <table:table-cell table:number-columns-repeated="4"/>
          <table:table-cell office:value-type="float" office:value="416.484600602205" calcext:value-type="float">
            <text:p>416.48460060220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18.75" calcext:value-type="float">
            <text:p>418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74Mn</text:p>
          </table:table-cell>
          <table:table-cell table:number-columns-repeated="4"/>
          <table:table-cell office:value-type="float" office:value="422.5" calcext:value-type="float">
            <text:p>42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7Mn</text:p>
          </table:table-cell>
          <table:table-cell table:number-columns-repeated="4"/>
          <table:table-cell office:value-type="float" office:value="425.211439846263" calcext:value-type="float">
            <text:p>425.211439846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7Mn</text:p>
          </table:table-cell>
          <table:table-cell table:number-columns-repeated="4"/>
          <table:table-cell office:value-type="float" office:value="432.5" calcext:value-type="float">
            <text:p>43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27Mn</text:p>
          </table:table-cell>
          <table:table-cell table:number-columns-repeated="4"/>
          <table:table-cell office:value-type="float" office:value="440.33439866816" calcext:value-type="float">
            <text:p>440.334398668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1Mn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8.05Mn-0.19Cr-0.18Al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6.81Mn-0.18Cr-1.45Al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3.1Mo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2.0Mo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7.7" calcext:value-type="float">
            <text:p>137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8.3" calcext:value-type="float">
            <text:p>13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1.4" calcext:value-type="float">
            <text:p>171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2.7" calcext:value-type="float">
            <text:p>172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8.1" calcext:value-type="float">
            <text:p>208.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9.5" calcext:value-type="float">
            <text:p>209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14.5" calcext:value-type="float">
            <text:p>21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24.7" calcext:value-type="float">
            <text:p>224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5" calcext:value-type="float">
            <text:p>24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8" calcext:value-type="float">
            <text:p>244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Ni</text:p>
          </table:table-cell>
          <table:table-cell table:number-columns-repeated="4"/>
          <table:table-cell office:value-type="float" office:value="393.15" calcext:value-type="float">
            <text:p>3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6Ni</text:p>
          </table:table-cell>
          <table:table-cell table:number-columns-repeated="4"/>
          <table:table-cell office:value-type="float" office:value="413.15" calcext:value-type="float">
            <text:p>4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0Ni</text:p>
          </table:table-cell>
          <table:table-cell table:number-columns-repeated="4"/>
          <table:table-cell office:value-type="float" office:value="576.15" calcext:value-type="float">
            <text:p>5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.5Ni</text:p>
          </table:table-cell>
          <table:table-cell table:number-columns-repeated="4"/>
          <table:table-cell office:value-type="float" office:value="379.15" calcext:value-type="float">
            <text:p>379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1Ni</text:p>
          </table:table-cell>
          <table:table-cell table:number-columns-repeated="4"/>
          <table:table-cell office:value-type="float" office:value="483.15" calcext:value-type="float">
            <text:p>48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30Ni</text:p>
          </table:table-cell>
          <table:table-cell table:number-columns-repeated="4"/>
          <table:table-cell office:value-type="float" office:value="282.15" calcext:value-type="float">
            <text:p>2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9Ni</text:p>
          </table:table-cell>
          <table:table-cell table:number-columns-repeated="4"/>
          <table:table-cell office:value-type="float" office:value="346.15" calcext:value-type="float">
            <text:p>3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3Ni</text:p>
          </table:table-cell>
          <table:table-cell table:number-columns-repeated="4"/>
          <table:table-cell office:value-type="float" office:value="363.15" calcext:value-type="float">
            <text:p>3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8Ni</text:p>
          </table:table-cell>
          <table:table-cell table:number-columns-repeated="4"/>
          <table:table-cell office:value-type="float" office:value="371.15" calcext:value-type="float">
            <text:p>3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2Ni</text:p>
          </table:table-cell>
          <table:table-cell table:number-columns-repeated="4"/>
          <table:table-cell office:value-type="float" office:value="423.15" calcext:value-type="float">
            <text:p>4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5Ni</text:p>
          </table:table-cell>
          <table:table-cell table:number-columns-repeated="4"/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Ni</text:p>
          </table:table-cell>
          <table:table-cell table:number-columns-repeated="4"/>
          <table:table-cell office:value-type="float" office:value="270.15" calcext:value-type="float">
            <text:p>27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1Mn</text:p>
          </table:table-cell>
          <table:table-cell table:number-columns-repeated="4"/>
          <table:table-cell office:value-type="float" office:value="732.210402684567" calcext:value-type="float">
            <text:p>732.2104026845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Mn</text:p>
          </table:table-cell>
          <table:table-cell table:number-columns-repeated="4"/>
          <table:table-cell office:value-type="float" office:value="763.082885906043" calcext:value-type="float">
            <text:p>763.0828859060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2Mn</text:p>
          </table:table-cell>
          <table:table-cell table:number-columns-repeated="4"/>
          <table:table-cell office:value-type="float" office:value="953.68691275168" calcext:value-type="float">
            <text:p>953.686912751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Mn</text:p>
          </table:table-cell>
          <table:table-cell table:number-columns-repeated="4"/>
          <table:table-cell office:value-type="float" office:value="981.874832214767" calcext:value-type="float">
            <text:p>981.8748322147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Mn</text:p>
          </table:table-cell>
          <table:table-cell table:number-columns-repeated="4"/>
          <table:table-cell office:value-type="float" office:value="988.58624161074" calcext:value-type="float">
            <text:p>988.586241610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2Mn</text:p>
          </table:table-cell>
          <table:table-cell table:number-columns-repeated="4"/>
          <table:table-cell office:value-type="float" office:value="1016.77416107383" calcext:value-type="float">
            <text:p>1016.774161073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3Mn</text:p>
          </table:table-cell>
          <table:table-cell table:number-columns-repeated="4"/>
          <table:table-cell office:value-type="float" office:value="1067.78087248322" calcext:value-type="float">
            <text:p>1067.7808724832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0Mn</text:p>
          </table:table-cell>
          <table:table-cell table:number-columns-repeated="4"/>
          <table:table-cell office:value-type="float" office:value="1083.88825503356" calcext:value-type="float">
            <text:p>1083.888255033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7Mn</text:p>
          </table:table-cell>
          <table:table-cell table:number-columns-repeated="4"/>
          <table:table-cell office:value-type="float" office:value="1105.36476510067" calcext:value-type="float">
            <text:p>1105.364765100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Mn</text:p>
          </table:table-cell>
          <table:table-cell table:number-columns-repeated="4"/>
          <table:table-cell office:value-type="float" office:value="1134.89496644295" calcext:value-type="float">
            <text:p>1134.894966442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95Mn</text:p>
          </table:table-cell>
          <table:table-cell table:number-columns-repeated="4"/>
          <table:table-cell office:value-type="float" office:value="427.512416107387" calcext:value-type="float">
            <text:p>427.512416107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41Mn</text:p>
          </table:table-cell>
          <table:table-cell table:number-columns-repeated="4"/>
          <table:table-cell office:value-type="float" office:value="506.70704697987" calcext:value-type="float">
            <text:p>506.707046979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923.989668294497" calcext:value-type="float">
            <text:p>923.9896682944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742.993887666417" calcext:value-type="float">
            <text:p>742.9938876664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47.993931941044" calcext:value-type="float">
            <text:p>347.993931941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57.519396492564" calcext:value-type="float">
            <text:p>357.5193964925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2.731051345284" calcext:value-type="float">
            <text:p>372.7310513452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386.045981192139" calcext:value-type="float">
            <text:p>386.0459811921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00.309273541926" calcext:value-type="float">
            <text:p>400.30927354192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14.571569712613" calcext:value-type="float">
            <text:p>414.5715697126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32.624327357735" calcext:value-type="float">
            <text:p>432.6243273577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46.887619707522" calcext:value-type="float">
            <text:p>446.8876197075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63.99101867061" calcext:value-type="float">
            <text:p>463.991018670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81.097406170997" calcext:value-type="float">
            <text:p>481.097406170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02.940625290552" calcext:value-type="float">
            <text:p>502.94062529055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22.887119404241" calcext:value-type="float">
            <text:p>522.887119404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46.624074992363" calcext:value-type="float">
            <text:p>546.6240749923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73.204125731085" calcext:value-type="float">
            <text:p>573.2041257310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95.993714995373" calcext:value-type="float">
            <text:p>595.993714995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24.468498381762" calcext:value-type="float">
            <text:p>624.4684983817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71.888615886621" calcext:value-type="float">
            <text:p>671.88861588662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8C-0.22Si-0.81Mn-0.019P-0.002S-10.8Cr-0.02Ni-1.31Mo-0.31V-0.09Nb-0.22N-0.013Al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3.15" calcext:value-type="float">
            <text:p>5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Si-0.62Mn-0.006P-0.004S-14Cr-0.64Ni-0.58Mo-0.27V-0.18Nb-0.004B-0.005N-0.085Al-0.002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8.15" calcext:value-type="float">
            <text:p>5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1Si-0.34Mn-0.021P-0.011S-11.4Cr-0.54Ni-0.95Mo-0.28V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3Si-0.6Mn-0.006P-0.004S-13Cr-0.64Ni-0.59Mo-0.26V-0.18Nb-0.004B-0.004N-0.09Al-0.002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34Si-0.61Mn-0.006P-0.005S-12.1Cr-0.65Ni-0.59Mo-0.28V-0.19Nb-0.0046B-0.004N-0.097Al-0.004Co-0.01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48.15" calcext:value-type="float">
            <text:p>5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23Si-0.79Mn-0.01P-0.002S-10.1Cr-0.06Ni-1.24Mo-0.26V-0.07Nb-0.001B-0.08N-0.017Al-0.016Co-0.043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45Si-0.39Mn-0.014P-0.006S-11.3Cr-0.7Ni-0.73Mo-0.28V-0.27Nb-0.007B-0.02N-0.01Al</text:p>
          </table:table-cell>
          <table:table-cell table:number-columns-repeated="2"/>
          <table:table-cell office:value-type="float" office:value="1353.15" calcext:value-type="float">
            <text:p>1353.15</text:p>
          </table:table-cell>
          <table:table-cell/>
          <table:table-cell office:value-type="float" office:value="568.15" calcext:value-type="float">
            <text:p>56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1Mn-0.002P-0.003S-10.5Cr-0.66Ni-0.6Mo-0.22V-0.21Nb-0.0076B-.034N-0.015Al-0.005Co-0.005Cu-0.005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73.15" calcext:value-type="float">
            <text:p>5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7Si-0.82Mn-0.005P-0.004S-10.6Cr-0.87Ni-0.77Mo-0.22V-0.16Nb-0.0085B-0.02N-0.054Al-0.01Co-0.015Cu-0.053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3.15" calcext:value-type="float">
            <text:p>5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Si-0.91Mn-0.01P-0.002S-10.9Cr-0.2Ni-1.25Mo-0.28V-0.07Nb-0.001B-0.13N-0.018Al-0.016Co-0.0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5.15" calcext:value-type="float">
            <text:p>5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7Si-1.16Mn-0.004P-0.004S-10.75Cr-0.58Ni-0.62Mo-0.21V-0.22Nb-0.007B-0.027N-0.015Al-0.005Co-0.87W-0.085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33Si-0.87Mn-0.005P-0.004S-10.45Cr-1.54Mo-0.24V-0.18Nb-0.03B-0.17N</text:p>
          </table:table-cell>
          <table:table-cell table:number-columns-repeated="2"/>
          <table:table-cell office:value-type="float" office:value="1343.15" calcext:value-type="float">
            <text:p>1343.15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04Si-0.7Mn-9Cr-0.25V-0.045N-2.96W-0.11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22Mn-0.004P-0.003S-10.5Cr-0.6Ni-0.63Mo-0.21V-0.21Nb-0.0072B-0.0330N-0.0140Al-0.003Co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06Si-0.5Mn-0.005P-0.005S-9.3Cr-0.26V-0.0061B-0.0155N-0.008Al-0.035Cu-0.96W-0.06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1.15" calcext:value-type="float">
            <text:p>6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8Si-1.19Mn-0.004P-0.003S-10.65Cr-0.58Ni-0.64Mo-0.21V-0.21Nb-0.0081B-0.036N-0.016Al-0.005Co-0.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07Si-1.35Mn-0.008P-0.004S-9.6Cr-0.59V-0.008B-0.015N-0.085Al-0.012Cu-0.81W-0.48Ta-0.13Ce-0.04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8Si-0.85Mn-0.005P-0.004S-10.3Cr-0.65Ni-0.58Mo-0.19V-0.14Nb-0.0072B-0.03N-0.012Al-0.006Co-0.01Cu-0.014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9Si-0.78Mn-0.003P-0.004S-10.3Cr-0.68Ni-0.61Mo-0.2V-0.14Nb-0.0073B-0.031N-0.004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8Si-0.96Mn-0.007P-0.004S-10.3Cr-0.65Ni-0.75Mo-0.21V-0.15Nb-0.0085B-0.027N-0.009Al-0.01Co-0.015Cu-0.007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2Mn-0.005P-0.004S-11.03Cr-0.63Ni-0.59Mo-0.26V-0.17Nb-0.004B-0.005N-0.07Al-0.005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5Mn-0.006P-0.004S-10.03Cr-0.65Ni-0.60Mo-0.28V-0.17Nb-0.005B-0.004N-0.1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0.15" calcext:value-type="float">
            <text:p>62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7Si-0.94Mn-0.005P-0.004S-10.3Cr-0.62Ni-0.56Mo-0.2V-0.15Nb-0.0089B-0.03N-0.006Al-0.006Co-0.007Cu-0.009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1.15" calcext:value-type="float">
            <text:p>62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6Si-1.22Mn-0.008P-0.005S-9.5Cr-0.6V-0.008B-0.016N-0.054Al-0.012Cu-0.8W-0.29Ta-0.25Hf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4Si-0.75Mn-0.005P-0.0045S-10.3Cr-0.65Ni-0.57Mo-0.19V-0.14Nb-0.0075B-0.031N-0.004Al-0.007Co-0.01Cu-0.02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7.15" calcext:value-type="float">
            <text:p>62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C-0.39Si-0.9Mn-0.007P-0.002S-10.6Cr-0.19Ni-1.27Mo-0.27V-0.08Nb-0.001B-0.015N-0.008Al-0.016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.1Si-0.82Mn-0.01P-0.002S-9.9Cr-0.14Ni-1.41Mo-0.22V-0.07Nb-0.001B-0.17N-0.001Al-0.017Co-0.04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8Si-0.76Mn-0.004P-0.005S-10.37Cr-0.65Ni-0.58Mo-0.21V-0.16Nb-0.0075B-0.032N-0.007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8Si-0.66Mn-0.006P-0.004S-9.15Cr-0.67Ni-0.61Mo-0.28V-0.18Nb-0.005B-0.006N-0.075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31Si-0.064Mn-0.005P-0.005S-10.45Cr-0.87Ni-0.56Mo-0.25V-0.2Nb-0.002B-0.003N-0.046Al-0.018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Si-0.55Mn-0.004P-0.0035S-10.3Cr-0.9Ni-0.58Mo-0.26V-0.2Nb-0.003B-0.004N-0.06Al-0.00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385Si-0.42Mn-0.017P-0.0041S-8.75Cr-0.128Ni-0.96Mo-0.204V-0.0703Nb-0.058N-0.024Al-0.4Cu-0.005Ti</text:p>
          </table:table-cell>
          <table:table-cell table:number-columns-repeated="2"/>
          <table:table-cell office:value-type="float" office:value="1313.15" calcext:value-type="float">
            <text:p>131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2Si-0.47Mn-0.014P-0.003S-8.5Cr-0.13Ni-0.85Mo-0.022V-0.076Nb-0.038N-0.018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0.04Si-0.49Mn-0.004P-0.002S-9.5Cr-0.28V-0.0059B-0.0159N-0.008Al-0.007Cu-0.006W-0.018Ta-1.15G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68.15" calcext:value-type="float">
            <text:p>6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5Si-0.5Mn-0.004P-0.001S-9.5Cr-0.24V-0.0063B-0.0062N-0.015Al-0.007Cu-0.98W-0.163Ta-0.04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2Si-0.44Mn-0.005P-0.004S-8.4Cr-1.02Mo-0.23V-0.065Nb-0.042N</text:p>
          </table:table-cell>
          <table:table-cell table:number-columns-repeated="2"/>
          <table:table-cell office:value-type="float" office:value="1303.15" calcext:value-type="float">
            <text:p>1303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1Si-0.16Mn-0.002P-0.002S-7.7Cr-0.16V-0.0002B-0.007N-0.003Al-0.005Co-0.001Cu-1.95W-0.02Ta-0.01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8.15" calcext:value-type="float">
            <text:p>6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7Si-0.5Mn-0.004P-0.002S-9.3Cr-0.25V-0.0064B-0.0173N-0.01Al-0.006Cu-0.024W-1.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715.15" calcext:value-type="float">
            <text:p>71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" calcext:value-type="float">
            <text:p>3</text:p>
          </table:table-cell>
          <table:table-cell office:value-type="float" office:value="634.15" calcext:value-type="float">
            <text:p>63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8]+10" office:value-type="float" office:value="644.15" calcext:value-type="float">
            <text:p>644.15</text:p>
          </table:table-cell>
          <table:table-cell table:formula="of:=[.F369]-9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2.6" calcext:value-type="float">
            <text:p>2.6</text:p>
          </table:table-cell>
          <table:table-cell office:value-type="float" office:value="635.15" calcext:value-type="float">
            <text:p>6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9]+10" office:value-type="float" office:value="645.15" calcext:value-type="float">
            <text:p>645.15</text:p>
          </table:table-cell>
          <table:table-cell table:formula="of:=[.F370]-11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37.15" calcext:value-type="float">
            <text:p>63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0]+9" office:value-type="float" office:value="646.15" calcext:value-type="float">
            <text:p>646.15</text:p>
          </table:table-cell>
          <table:table-cell table:formula="of:=[.F371]-10" office:value-type="float" office:value="629.15" calcext:value-type="float">
            <text:p>62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3" calcext:value-type="float">
            <text:p>3.3</text:p>
          </table:table-cell>
          <table:table-cell office:value-type="float" office:value="639.15" calcext:value-type="float">
            <text:p>6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1]+11" office:value-type="float" office:value="650.15" calcext:value-type="float">
            <text:p>650.15</text:p>
          </table:table-cell>
          <table:table-cell table:formula="of:=[.F372]-10" office:value-type="float" office:value="631.15" calcext:value-type="float">
            <text:p>63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2" calcext:value-type="float">
            <text:p>3.2</text:p>
          </table:table-cell>
          <table:table-cell office:value-type="float" office:value="641.15" calcext:value-type="float">
            <text:p>64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2]+10" office:value-type="float" office:value="651.15" calcext:value-type="float">
            <text:p>651.15</text:p>
          </table:table-cell>
          <table:table-cell table:formula="of:=[.F373]-8" office:value-type="float" office:value="634.15" calcext:value-type="float">
            <text:p>63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8" calcext:value-type="float">
            <text:p>3.8</text:p>
          </table:table-cell>
          <table:table-cell office:value-type="float" office:value="642.15" calcext:value-type="float">
            <text:p>6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3]+10" office:value-type="float" office:value="652.15" calcext:value-type="float">
            <text:p>652.15</text:p>
          </table:table-cell>
          <table:table-cell table:formula="of:=[.F374]-10" office:value-type="float" office:value="633.15" calcext:value-type="float">
            <text:p>63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4]+9" office:value-type="float" office:value="652.15" calcext:value-type="float">
            <text:p>652.15</text:p>
          </table:table-cell>
          <table:table-cell table:formula="of:=[.F375]-10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5]+8" office:value-type="float" office:value="653.15" calcext:value-type="float">
            <text:p>653.15</text:p>
          </table:table-cell>
          <table:table-cell table:formula="of:=[.F376]-11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46.15" calcext:value-type="float">
            <text:p>64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6]+11" office:value-type="float" office:value="657.15" calcext:value-type="float">
            <text:p>657.15</text:p>
          </table:table-cell>
          <table:table-cell table:formula="of:=[.F377]-11" office:value-type="float" office:value="636.15" calcext:value-type="float">
            <text:p>63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2" calcext:value-type="float">
            <text:p>4.2</text:p>
          </table:table-cell>
          <table:table-cell office:value-type="float" office:value="647.15" calcext:value-type="float">
            <text:p>6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7]+8" office:value-type="float" office:value="655.15" calcext:value-type="float">
            <text:p>655.15</text:p>
          </table:table-cell>
          <table:table-cell table:formula="of:=[.F378]-10" office:value-type="float" office:value="638.15" calcext:value-type="float">
            <text:p>63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8]+10" office:value-type="float" office:value="658.15" calcext:value-type="float">
            <text:p>658.15</text:p>
          </table:table-cell>
          <table:table-cell table:formula="of:=[.F379]-9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6" calcext:value-type="float">
            <text:p>6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9]+11" office:value-type="float" office:value="659.15" calcext:value-type="float">
            <text:p>659.15</text:p>
          </table:table-cell>
          <table:table-cell table:formula="of:=[.F380]-12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51.15" calcext:value-type="float">
            <text:p>65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0]+10" office:value-type="float" office:value="661.15" calcext:value-type="float">
            <text:p>661.15</text:p>
          </table:table-cell>
          <table:table-cell table:formula="of:=[.F381]-9" office:value-type="float" office:value="643.15" calcext:value-type="float">
            <text:p>64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52.15" calcext:value-type="float">
            <text:p>6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1]+10" office:value-type="float" office:value="662.15" calcext:value-type="float">
            <text:p>662.15</text:p>
          </table:table-cell>
          <table:table-cell table:formula="of:=[.F382]-11" office:value-type="float" office:value="642.15" calcext:value-type="float">
            <text:p>64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53.15" calcext:value-type="float">
            <text:p>6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2]+9" office:value-type="float" office:value="662.15" calcext:value-type="float">
            <text:p>662.15</text:p>
          </table:table-cell>
          <table:table-cell table:formula="of:=[.F383]-10" office:value-type="float" office:value="645.15" calcext:value-type="float">
            <text:p>64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5" calcext:value-type="float">
            <text:p>5</text:p>
          </table:table-cell>
          <table:table-cell office:value-type="float" office:value="655.15" calcext:value-type="float">
            <text:p>65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3]+9" office:value-type="float" office:value="664.15" calcext:value-type="float">
            <text:p>664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6" calcext:value-type="float">
            <text:p>6</text:p>
          </table:table-cell>
          <table:table-cell office:value-type="float" office:value="657.15" calcext:value-type="float">
            <text:p>6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4]+9" office:value-type="float" office:value="666.15" calcext:value-type="float">
            <text:p>666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1" calcext:value-type="float">
            <text:p>21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5]+11" office:value-type="float" office:value="669.15" calcext:value-type="float">
            <text:p>669.15</text:p>
          </table:table-cell>
          <table:table-cell table:formula="of:=[.F386]-8" office:value-type="float" office:value="650.15" calcext:value-type="float">
            <text:p>650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6]+12" office:value-type="float" office:value="670.15" calcext:value-type="float">
            <text:p>670.15</text:p>
          </table:table-cell>
          <table:table-cell table:formula="of:=[.F387]-12" office:value-type="float" office:value="647.15" calcext:value-type="float">
            <text:p>64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10" calcext:value-type="float">
            <text:p>10</text:p>
          </table:table-cell>
          <table:table-cell office:value-type="float" office:value="659.15" calcext:value-type="float">
            <text:p>6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7]+8" office:value-type="float" office:value="667.15" calcext:value-type="float">
            <text:p>667.15</text:p>
          </table:table-cell>
          <table:table-cell table:formula="of:=[.F387]-8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6" calcext:value-type="float">
            <text:p>26</text:p>
          </table:table-cell>
          <table:table-cell office:value-type="float" office:value="661.15" calcext:value-type="float">
            <text:p>6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8]+10" office:value-type="float" office:value="671.15" calcext:value-type="float">
            <text:p>671.15</text:p>
          </table:table-cell>
          <table:table-cell table:formula="of:=[.F388]-10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9" calcext:value-type="float">
            <text:p>29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9]+8" office:value-type="float" office:value="671.15" calcext:value-type="float">
            <text:p>671.15</text:p>
          </table:table-cell>
          <table:table-cell table:formula="of:=[.F390]-8" office:value-type="float" office:value="655.15" calcext:value-type="float">
            <text:p>6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0]+10" office:value-type="float" office:value="673.15" calcext:value-type="float">
            <text:p>673.15</text:p>
          </table:table-cell>
          <table:table-cell table:formula="of:=[.F391]-10" office:value-type="float" office:value="653.15" calcext:value-type="float">
            <text:p>65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6" calcext:value-type="float">
            <text:p>26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1]+11" office:value-type="float" office:value="674.15" calcext:value-type="float">
            <text:p>674.15</text:p>
          </table:table-cell>
          <table:table-cell table:formula="of:=[.F391]-11" office:value-type="float" office:value="652.15" calcext:value-type="float">
            <text:p>65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5" calcext:value-type="float">
            <text:p>25</text:p>
          </table:table-cell>
          <table:table-cell office:value-type="float" office:value="665.15" calcext:value-type="float">
            <text:p>6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2]+9" office:value-type="float" office:value="674.15" calcext:value-type="float">
            <text:p>674.15</text:p>
          </table:table-cell>
          <table:table-cell table:formula="of:=[.F393]-9" office:value-type="float" office:value="657.15" calcext:value-type="float">
            <text:p>65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4" calcext:value-type="float">
            <text:p>24</text:p>
          </table:table-cell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3]+10" office:value-type="float" office:value="676.15" calcext:value-type="float">
            <text:p>676.15</text:p>
          </table:table-cell>
          <table:table-cell table:formula="of:=[.F393]-10" office:value-type="float" office:value="656.15" calcext:value-type="float">
            <text:p>65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31Si-0.67Mn-0.022S-0.029P-2.53Ni-0.72Cr-0.48Mo</text:p>
          </table:table-cell>
          <table:table-cell table:number-columns-repeated="4"/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29Si-0.47Mn-0.020S-0.022P-4.13Ni-1.21Cr-0.30Mo</text:p>
          </table:table-cell>
          <table:table-cell table:number-columns-repeated="4"/>
          <table:table-cell office:value-type="float" office:value="572.15" calcext:value-type="float">
            <text:p>57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20Si-0.69Mn-0.010S-0.017P-1.58Ni-0.95Cr-0.26Mo</text:p>
          </table:table-cell>
          <table:table-cell table:number-columns-repeated="4"/>
          <table:table-cell office:value-type="float" office:value="577.15" calcext:value-type="float">
            <text:p>57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Mo-0.63C-0.18Mn-0.13Si</text:p>
          </table:table-cell>
          <table:table-cell table:number-columns-repeated="4"/>
          <table:table-cell office:value-type="float" office:value="566.483333333333" calcext:value-type="float">
            <text:p>5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59Cr-0.36C-0.48Mn-0.007P-0.024S-0.26Si</text:p>
          </table:table-cell>
          <table:table-cell table:number-columns-repeated="4"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r-0.38C-0.37Mn-0.022P-0.022S-0.24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Mo-0.39C-0.43Mn-0.011P-0.007S-0.19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91Cr-0.27C-0.45Mn-0.007P-0.024S-0.25Si</text:p>
          </table:table-cell>
          <table:table-cell table:number-columns-repeated="4"/>
          <table:table-cell office:value-type="float" office:value="644.261111111111" calcext:value-type="float">
            <text:p>6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Mo-0.37C-0.16Mn-0.14Si</text:p>
          </table:table-cell>
          <table:table-cell table:number-columns-repeated="4"/>
          <table:table-cell office:value-type="float" office:value="660.927777777778" calcext:value-type="float">
            <text:p>6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5Mo-0.8C-0.31Mn-0.18Si</text:p>
          </table:table-cell>
          <table:table-cell table:number-columns-repeated="4"/>
          <table:table-cell office:value-type="float" office:value="472.038888888889" calcext:value-type="float">
            <text:p>47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Mo-0.68C-0.19Mn-0.16Si</text:p>
          </table:table-cell>
          <table:table-cell table:number-columns-repeated="4"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5.299603900061" calcext:value-type="float">
            <text:p>295.29960390006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1.966524476945" calcext:value-type="float">
            <text:p>421.96652447694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0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580.674629291083" calcext:value-type="float">
            <text:p>580.6746292910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65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862.134613040829" calcext:value-type="float">
            <text:p>862.1346130408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9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6.64634369287" calcext:value-type="float">
            <text:p>296.64634369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30.925699107878" calcext:value-type="float">
            <text:p>330.92569910787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2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43.920363599431" calcext:value-type="float">
            <text:p>343.9203635994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8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54.955185195527" calcext:value-type="float">
            <text:p>354.95518519552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83.864953858182" calcext:value-type="float">
            <text:p>383.8649538581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1.446731679395" calcext:value-type="float">
            <text:p>391.44673167939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9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3.653162215366" calcext:value-type="float">
            <text:p>393.6531622153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7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4.630726541667" calcext:value-type="float">
            <text:p>394.63072654166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6.289318971896" calcext:value-type="float">
            <text:p>396.28931897189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03.436344534882" calcext:value-type="float">
            <text:p>403.4363445348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4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3.224552892066" calcext:value-type="float">
            <text:p>413.224552892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7.137323216106" calcext:value-type="float">
            <text:p>417.1373232161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7.802575146244" calcext:value-type="float">
            <text:p>427.8025751462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9.654670026666" calcext:value-type="float">
            <text:p>429.6546700266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37.515392938417" calcext:value-type="float">
            <text:p>437.51539293841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0.955715721725" calcext:value-type="float">
            <text:p>440.9557157217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1.538736091139" calcext:value-type="float">
            <text:p>441.538736091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3.016391165343" calcext:value-type="float">
            <text:p>443.016391165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61Mn</text:p>
          </table:table-cell>
          <table:table-cell table:number-columns-repeated="4"/>
          <table:table-cell office:value-type="float" office:value="944.290939597317" calcext:value-type="float">
            <text:p>944.2909395973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Mn</text:p>
          </table:table-cell>
          <table:table-cell table:number-columns-repeated="4"/>
          <table:table-cell office:value-type="float" office:value="1117.44530201342" calcext:value-type="float">
            <text:p>1117.4453020134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23Mn</text:p>
          </table:table-cell>
          <table:table-cell table:number-columns-repeated="4"/>
          <table:table-cell office:value-type="float" office:value="216.774161073832" calcext:value-type="float">
            <text:p>216.77416107383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21Mn</text:p>
          </table:table-cell>
          <table:table-cell table:number-columns-repeated="4"/>
          <table:table-cell office:value-type="float" office:value="263.754026845643" calcext:value-type="float">
            <text:p>263.7540268456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9Mn</text:p>
          </table:table-cell>
          <table:table-cell table:number-columns-repeated="4"/>
          <table:table-cell office:value-type="float" office:value="602.009060402688" calcext:value-type="float">
            <text:p>602.009060402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76Mn</text:p>
          </table:table-cell>
          <table:table-cell table:number-columns-repeated="4"/>
          <table:table-cell office:value-type="float" office:value="465.096308724837" calcext:value-type="float">
            <text:p>465.096308724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0.09Si-0.098S-0.068P-3.95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538+273.15" office:value-type="float" office:value="811.15" calcext:value-type="float">
            <text:p>811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Si-0.049S-0.05P-0.06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11+273.15" office:value-type="float" office:value="984.15" calcext:value-type="float">
            <text:p>984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03Si-0.12S-0.07P-1.68Mn</text:p>
          </table:table-cell>
          <table:table-cell/>
          <table:table-cell table:formula="of:=-1/2.5" office:value-type="float" office:value="-0.4" calcext:value-type="float">
            <text:p>-0.4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52+273.15" office:value-type="float" office:value="1025.15" calcext:value-type="float">
            <text:p>1025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08Si-0.076S-0.064P-6.7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332+273.15" office:value-type="float" office:value="605.15" calcext:value-type="float">
            <text:p>60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26Si-0.051S-0.044P-14.3Mn</text:p>
          </table:table-cell>
          <table:table-cell/>
          <table:table-cell table:formula="of:=-1/1.37" office:value-type="float" office:value="-0.72992700729927" calcext:value-type="float">
            <text:p>-0.72992700729927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106+273.15" office:value-type="float" office:value="379.15" calcext:value-type="float">
            <text:p>3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2Si-0.103S-0.05P-12.9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273.15+140" office:value-type="float" office:value="413.15" calcext:value-type="float">
            <text:p>4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1Si-0.084S-0.059P-9.45Mn</text:p>
          </table:table-cell>
          <table:table-cell/>
          <table:table-cell table:formula="of:=-1/1.32" office:value-type="float" office:value="-0.757575757575758" calcext:value-type="float">
            <text:p>-0.757575757575758</text:p>
          </table:table-cell>
          <table:table-cell office:value-type="float" office:value="1373.15" calcext:value-type="float">
            <text:p>1373.15</text:p>
          </table:table-cell>
          <table:table-cell/>
          <table:table-cell table:style-name="ce10" table:formula="of:=234+273.15" office:value-type="float" office:value="507.15" calcext:value-type="float">
            <text:p>5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11Si-0.21Mn-0.031P-0.008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022Si-0.34Mn-0.026P-0.016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17Si-0.3Mn-0.027P-0.02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9C-0.14Si-0.45Mn-0.017P-0.02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53.15" calcext:value-type="float">
            <text:p>3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-0.51Si-0.27Mn-0.027P-0.037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63.15" calcext:value-type="float">
            <text:p>3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2C-0.12Si-0.5Mn-0.04P-0.01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73.15" calcext:value-type="float">
            <text:p>3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-0.43Si-0.24Mn-0.022P-0.0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7C-0.13Si-0.6Mn-0.022P-0.022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23.15" calcext:value-type="float">
            <text:p>4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7C-0.21Si-0.34Mn-0.026P-0.01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53.15" calcext:value-type="float">
            <text:p>4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21Si-0.33Mn-0.031P-0.017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93.15" calcext:value-type="float">
            <text:p>4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0.17Si-0.37Mn-0.016P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03.15" calcext:value-type="float">
            <text:p>5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38Ni</text:p>
          </table:table-cell>
          <table:table-cell table:number-columns-repeated="4"/>
          <table:table-cell office:value-type="float" office:value="798.554397606968" calcext:value-type="float">
            <text:p>798.554397606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88Ni</text:p>
          </table:table-cell>
          <table:table-cell table:number-columns-repeated="4"/>
          <table:table-cell office:value-type="float" office:value="835.659443133921" calcext:value-type="float">
            <text:p>835.659443133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6Ni</text:p>
          </table:table-cell>
          <table:table-cell table:number-columns-repeated="4"/>
          <table:table-cell office:value-type="float" office:value="912.051292683491" calcext:value-type="float">
            <text:p>912.05129268349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06Ni</text:p>
          </table:table-cell>
          <table:table-cell table:number-columns-repeated="4"/>
          <table:table-cell office:value-type="float" office:value="953.8481290495" calcext:value-type="float">
            <text:p>953.84812904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3Ni</text:p>
          </table:table-cell>
          <table:table-cell table:number-columns-repeated="4"/>
          <table:table-cell office:value-type="float" office:value="1006.99313981309" calcext:value-type="float">
            <text:p>1006.993139813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8Ni</text:p>
          </table:table-cell>
          <table:table-cell table:number-columns-repeated="4"/>
          <table:table-cell office:value-type="float" office:value="1041.42906643968" calcext:value-type="float">
            <text:p>1041.42906643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Ni</text:p>
          </table:table-cell>
          <table:table-cell table:number-columns-repeated="4"/>
          <table:table-cell office:value-type="float" office:value="1061.55225330536" calcext:value-type="float">
            <text:p>1061.5522533053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Ni</text:p>
          </table:table-cell>
          <table:table-cell table:number-columns-repeated="4"/>
          <table:table-cell office:value-type="float" office:value="1101.9349869427" calcext:value-type="float">
            <text:p>1101.934986942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77.16272692456" calcext:value-type="float">
            <text:p>1177.162726924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4Ni</text:p>
          </table:table-cell>
          <table:table-cell table:number-columns-repeated="4"/>
          <table:table-cell office:value-type="float" office:value="245.943252709837" calcext:value-type="float">
            <text:p>245.943252709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63Ni</text:p>
          </table:table-cell>
          <table:table-cell table:number-columns-repeated="4"/>
          <table:table-cell office:value-type="float" office:value="380.699667201865" calcext:value-type="float">
            <text:p>380.6996672018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9Ni</text:p>
          </table:table-cell>
          <table:table-cell table:number-columns-repeated="4"/>
          <table:table-cell office:value-type="float" office:value="468.581101421889" calcext:value-type="float">
            <text:p>468.581101421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4Ni</text:p>
          </table:table-cell>
          <table:table-cell table:number-columns-repeated="4"/>
          <table:table-cell office:value-type="float" office:value="547.369350059868" calcext:value-type="float">
            <text:p>547.3693500598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9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91.431261770245" calcext:value-type="float">
            <text:p>291.4312617702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358.757062146893" calcext:value-type="float">
            <text:p>358.75706214689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6.12052730696803" calcext:value-type="float">
            <text:p>6.120527306968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6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75.8003766478342" calcext:value-type="float">
            <text:p>75.80037664783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46.421845574388" calcext:value-type="float">
            <text:p>146.4218455743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2.542372881356" calcext:value-type="float">
            <text:p>152.542372881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9.133709981168" calcext:value-type="float">
            <text:p>159.1337099811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61.95856873823" calcext:value-type="float">
            <text:p>161.95856873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1.265778149985" calcext:value-type="float">
            <text:p>211.265778149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4.932424614743" calcext:value-type="float">
            <text:p>214.9324246147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19934325431" calcext:value-type="float">
            <text:p>219.199343254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1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39736346516" calcext:value-type="float">
            <text:p>219.397363465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66237651586" calcext:value-type="float">
            <text:p>227.8662376515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2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71939736346" calcext:value-type="float">
            <text:p>227.871939736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8.799290362039" calcext:value-type="float">
            <text:p>228.799290362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33.466206797761" calcext:value-type="float">
            <text:p>233.4662067977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4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45.732530399285" calcext:value-type="float">
            <text:p>245.7325303992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0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66.949152542373" calcext:value-type="float">
            <text:p>266.949152542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309.699357404139" calcext:value-type="float">
            <text:p>309.699357404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1Mn</text:p>
          </table:table-cell>
          <table:table-cell table:number-columns-repeated="4"/>
          <table:table-cell office:value-type="float" office:value="326.447085775997" calcext:value-type="float">
            <text:p>326.4470857759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4Mn</text:p>
          </table:table-cell>
          <table:table-cell table:number-columns-repeated="4"/>
          <table:table-cell office:value-type="float" office:value="343.214080228153" calcext:value-type="float">
            <text:p>343.2140802281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Mn</text:p>
          </table:table-cell>
          <table:table-cell table:number-columns-repeated="4"/>
          <table:table-cell office:value-type="float" office:value="356.773731027171" calcext:value-type="float">
            <text:p>356.773731027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4Mn</text:p>
          </table:table-cell>
          <table:table-cell table:number-columns-repeated="4"/>
          <table:table-cell office:value-type="float" office:value="373.52879885819" calcext:value-type="float">
            <text:p>373.5287988581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Mn</text:p>
          </table:table-cell>
          <table:table-cell table:number-columns-repeated="4"/>
          <table:table-cell office:value-type="float" office:value="387.088449657208" calcext:value-type="float">
            <text:p>387.0884496572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2Mn</text:p>
          </table:table-cell>
          <table:table-cell table:number-columns-repeated="4"/>
          <table:table-cell office:value-type="float" office:value="403.831590867092" calcext:value-type="float">
            <text:p>403.8315908670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2Mn</text:p>
          </table:table-cell>
          <table:table-cell table:number-columns-repeated="4"/>
          <table:table-cell office:value-type="float" office:value="418.200417038555" calcext:value-type="float">
            <text:p>418.2004170385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59Mn</text:p>
          </table:table-cell>
          <table:table-cell table:number-columns-repeated="4"/>
          <table:table-cell office:value-type="float" office:value="428.559146211201" calcext:value-type="float">
            <text:p>428.559146211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31Mn</text:p>
          </table:table-cell>
          <table:table-cell table:number-columns-repeated="4"/>
          <table:table-cell office:value-type="float" office:value="442.123384172194" calcext:value-type="float">
            <text:p>442.1233841721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4C</text:p>
          </table:table-cell>
          <table:table-cell table:number-columns-repeated="3"/>
          <table:table-cell office:value-type="float" office:value="539.53582680253" calcext:value-type="float">
            <text:p>539.535826802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C</text:p>
          </table:table-cell>
          <table:table-cell table:number-columns-repeated="3"/>
          <table:table-cell office:value-type="float" office:value="655.496108298153" calcext:value-type="float">
            <text:p>655.4961082981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6C</text:p>
          </table:table-cell>
          <table:table-cell table:number-columns-repeated="3"/>
          <table:table-cell office:value-type="float" office:value="730.371724954522" calcext:value-type="float">
            <text:p>730.3717249545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9C</text:p>
          </table:table-cell>
          <table:table-cell table:number-columns-repeated="3"/>
          <table:table-cell office:value-type="float" office:value="439.689428993896" calcext:value-type="float">
            <text:p>439.6894289938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C</text:p>
          </table:table-cell>
          <table:table-cell table:number-columns-repeated="3"/>
          <table:table-cell office:value-type="float" office:value="501.081719043803" calcext:value-type="float">
            <text:p>501.08171904380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8Mn0-1.9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79.15" calcext:value-type="float">
            <text:p>27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Mn-2.7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84.15" calcext:value-type="float">
            <text:p>28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08.791192870846" calcext:value-type="float">
            <text:p>308.7911928708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6Mn-1.29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29.15" calcext:value-type="float">
            <text:p>32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51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0.15" calcext:value-type="float">
            <text:p>33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8Mn-1.84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3.15" calcext:value-type="float">
            <text:p>33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Mn-1.3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5.15" calcext:value-type="float">
            <text:p>33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2.64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1.15" calcext:value-type="float">
            <text:p>34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2.01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5" calcext:value-type="float">
            <text:p>34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4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95325735818" calcext:value-type="float">
            <text:p>349.1953257358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2.4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1.15" calcext:value-type="float">
            <text:p>35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1Mn-0.83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10Mn-1.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1.15" calcext:value-type="float">
            <text:p>36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Mn-1.48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5Mn-1.81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4.15" calcext:value-type="float">
            <text:p>36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6Mn-0.9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5.15" calcext:value-type="float">
            <text:p>36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73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66.15" calcext:value-type="float">
            <text:p>36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1.66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7.15" calcext:value-type="float">
            <text:p>36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1.43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9.15" calcext:value-type="float">
            <text:p>36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67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73.15" calcext:value-type="float">
            <text:p>37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9Mn-0.51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6.15" calcext:value-type="float">
            <text:p>37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2.1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2.871538878146" calcext:value-type="float">
            <text:p>382.8715388781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92Mn-0.78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56Mn-0.46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6.15" calcext:value-type="float">
            <text:p>38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0.25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0.93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Mn-3.1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3.15" calcext:value-type="float">
            <text:p>39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77Mn-0.62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4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0.4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15" calcext:value-type="float">
            <text:p>39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74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398353299694" calcext:value-type="float">
            <text:p>397.3983532996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02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1.15" calcext:value-type="float">
            <text:p>40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73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7.04323050753" calcext:value-type="float">
            <text:p>407.043230507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8Mn-2.93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8.15" calcext:value-type="float">
            <text:p>40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5Mn-1.01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7Mn-1.96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33Mn-0.92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5.15" calcext:value-type="float">
            <text:p>41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5Mn-1.90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2Mn-0.96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59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7.719416951764" calcext:value-type="float">
            <text:p>417.7194169517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6Mn-2.84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9.15" calcext:value-type="float">
            <text:p>41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7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23.586895240492" calcext:value-type="float">
            <text:p>423.5868952404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92Mn</text:p>
          </table:table-cell>
          <table:table-cell table:number-columns-repeated="4"/>
          <table:table-cell office:value-type="float" office:value="705.364765100674" calcext:value-type="float">
            <text:p>705.3647651006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47Mn</text:p>
          </table:table-cell>
          <table:table-cell table:number-columns-repeated="4"/>
          <table:table-cell office:value-type="float" office:value="850.331208053694" calcext:value-type="float">
            <text:p>850.3312080536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48Mn</text:p>
          </table:table-cell>
          <table:table-cell table:number-columns-repeated="4"/>
          <table:table-cell office:value-type="float" office:value="275.834563758395" calcext:value-type="float">
            <text:p>275.83456375839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9.96Mn</text:p>
          </table:table-cell>
          <table:table-cell table:number-columns-repeated="4"/>
          <table:table-cell office:value-type="float" office:value="352.344630872488" calcext:value-type="float">
            <text:p>352.344630872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6.97Mn</text:p>
          </table:table-cell>
          <table:table-cell table:number-columns-repeated="4"/>
          <table:table-cell office:value-type="float" office:value="482.545973154367" calcext:value-type="float">
            <text:p>482.5459731543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590.25" calcext:value-type="float">
            <text:p>590.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1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9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740.55" calcext:value-type="float">
            <text:p>740.5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491.05" calcext:value-type="float">
            <text:p>491.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5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14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5Ni</text:p>
          </table:table-cell>
          <table:table-cell table:number-columns-repeated="4"/>
          <table:table-cell office:value-type="float" office:value="635.612159434914" calcext:value-type="float">
            <text:p>635.61215943491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7Ni</text:p>
          </table:table-cell>
          <table:table-cell table:number-columns-repeated="4"/>
          <table:table-cell office:value-type="float" office:value="776.883602421796" calcext:value-type="float">
            <text:p>776.88360242179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45Ni</text:p>
          </table:table-cell>
          <table:table-cell table:number-columns-repeated="4"/>
          <table:table-cell office:value-type="float" office:value="846.812966700303" calcext:value-type="float">
            <text:p>846.8129667003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Ni</text:p>
          </table:table-cell>
          <table:table-cell table:number-columns-repeated="4"/>
          <table:table-cell office:value-type="float" office:value="932.988546922301" calcext:value-type="float">
            <text:p>932.98854692230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5Ni</text:p>
          </table:table-cell>
          <table:table-cell table:number-columns-repeated="4"/>
          <table:table-cell office:value-type="float" office:value="1022.69591321897" calcext:value-type="float">
            <text:p>1022.695913218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Ni</text:p>
          </table:table-cell>
          <table:table-cell table:number-columns-repeated="4"/>
          <table:table-cell office:value-type="float" office:value="1181.62628657921" calcext:value-type="float">
            <text:p>1181.62628657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8Ni</text:p>
          </table:table-cell>
          <table:table-cell table:number-columns-repeated="4"/>
          <table:table-cell office:value-type="float" office:value="531.071291624622" calcext:value-type="float">
            <text:p>531.0712916246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972.540724659024" calcext:value-type="float">
            <text:p>972.540724659024</text:p>
          </table:table-cell>
          <table:table-cell office:value-type="float" office:value="13.3109896009007" calcext:value-type="float">
            <text:p>13.3109896009007</text:p>
          </table:table-cell>
          <table:table-cell office:value-type="float" office:value="397.030083855245" calcext:value-type="float">
            <text:p>397.03008385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072.18252818303" calcext:value-type="float">
            <text:p>1072.18252818303</text:p>
          </table:table-cell>
          <table:table-cell office:value-type="float" office:value="24.6089055054893" calcext:value-type="float">
            <text:p>24.6089055054893</text:p>
          </table:table-cell>
          <table:table-cell office:value-type="float" office:value="414.008246432675" calcext:value-type="float">
            <text:p>414.0082464326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172.34333654792" calcext:value-type="float">
            <text:p>1172.34333654792</text:p>
          </table:table-cell>
          <table:table-cell office:value-type="float" office:value="35.4519498904983" calcext:value-type="float">
            <text:p>35.4519498904983</text:p>
          </table:table-cell>
          <table:table-cell office:value-type="float" office:value="419.008598925754" calcext:value-type="float">
            <text:p>419.00859892575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273.23573983724" calcext:value-type="float">
            <text:p>1273.23573983724</text:p>
          </table:table-cell>
          <table:table-cell office:value-type="float" office:value="86.6149007833767" calcext:value-type="float">
            <text:p>86.6149007833767</text:p>
          </table:table-cell>
          <table:table-cell office:value-type="float" office:value="423.010157516772" calcext:value-type="float">
            <text:p>423.01015751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372.81459769405" calcext:value-type="float">
            <text:p>1372.81459769405</text:p>
          </table:table-cell>
          <table:table-cell office:value-type="float" office:value="185.839837718944" calcext:value-type="float">
            <text:p>185.839837718944</text:p>
          </table:table-cell>
          <table:table-cell office:value-type="float" office:value="425.048520195948" calcext:value-type="float">
            <text:p>425.04852019594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4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1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3.7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7.32Mn</text:p>
          </table:table-cell>
          <table:table-cell table:number-columns-repeated="4"/>
          <table:table-cell office:value-type="float" office:value="301.651755515064" calcext:value-type="float">
            <text:p>301.6517555150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6Mn</text:p>
          </table:table-cell>
          <table:table-cell table:number-columns-repeated="4"/>
          <table:table-cell office:value-type="float" office:value="330.20628921214" calcext:value-type="float">
            <text:p>330.206289212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7.84Mn</text:p>
          </table:table-cell>
          <table:table-cell table:number-columns-repeated="4"/>
          <table:table-cell office:value-type="float" office:value="373.168241779414" calcext:value-type="float">
            <text:p>373.1682417794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8Mn-0.43Ti</text:p>
          </table:table-cell>
          <table:table-cell table:number-columns-repeated="4"/>
          <table:table-cell office:value-type="float" office:value="375.142966002345" calcext:value-type="float">
            <text:p>375.142966002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81Mn-0.82Ti</text:p>
          </table:table-cell>
          <table:table-cell table:number-columns-repeated="4"/>
          <table:table-cell office:value-type="float" office:value="418.226201641266" calcext:value-type="float">
            <text:p>418.2262016412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7.68Mn</text:p>
          </table:table-cell>
          <table:table-cell table:number-columns-repeated="4"/>
          <table:table-cell office:value-type="float" office:value="426.904629620141" calcext:value-type="float">
            <text:p>426.9046296201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56Mn-1.31Ti</text:p>
          </table:table-cell>
          <table:table-cell table:number-columns-repeated="4"/>
          <table:table-cell office:value-type="float" office:value="429.070281359906" calcext:value-type="float">
            <text:p>429.0702813599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3C-16.8Mn-0.002Si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7C-17Mn-2.02Si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8C-16.9Mn-3.95Si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7.1Mn-6.01Si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Cr-12.5Ni-0.01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5Cr-17.3Ni-0.25C</text:p>
          </table:table-cell>
          <table:table-cell table:number-columns-repeated="2"/>
          <table:table-cell office:value-type="float" office:value="1318.15" calcext:value-type="float">
            <text:p>1318.15</text:p>
          </table:table-cell>
          <table:table-cell office:value-type="float" office:value="100" calcext:value-type="float">
            <text:p>100</text:p>
          </table:table-cell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14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02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383.15" calcext:value-type="float">
            <text:p>3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Cr-12.0Ni-0.008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08.15" calcext:value-type="float">
            <text:p>2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9Cr-19.6Ni-0.006C</text:p>
          </table:table-cell>
          <table:table-cell table:number-columns-repeated="2"/>
          <table:table-cell office:value-type="float" office:value="1273.15" calcext:value-type="float">
            <text:p>12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5Cr-11.2Ni-0.004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Cr-11.0Ni-0.003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63.15" calcext:value-type="float">
            <text:p>2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38Mn</text:p>
          </table:table-cell>
          <table:table-cell table:number-columns-repeated="4"/>
          <table:table-cell office:value-type="float" office:value="337.646735395189" calcext:value-type="float">
            <text:p>337.64673539518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5Mn</text:p>
          </table:table-cell>
          <table:table-cell table:number-columns-repeated="4"/>
          <table:table-cell office:value-type="float" office:value="385.586254295533" calcext:value-type="float">
            <text:p>385.5862542955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1Mn</text:p>
          </table:table-cell>
          <table:table-cell table:number-columns-repeated="4"/>
          <table:table-cell office:value-type="float" office:value="427.054295532646" calcext:value-type="float">
            <text:p>427.0542955326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7C</text:p>
          </table:table-cell>
          <table:table-cell table:number-columns-repeated="4"/>
          <table:table-cell office:value-type="float" office:value="365.283574149464" calcext:value-type="float">
            <text:p>365.2835741494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3C</text:p>
          </table:table-cell>
          <table:table-cell table:number-columns-repeated="4"/>
          <table:table-cell office:value-type="float" office:value="416.185401750704" calcext:value-type="float">
            <text:p>416.18540175070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15N</text:p>
          </table:table-cell>
          <table:table-cell table:number-columns-repeated="4"/>
          <table:table-cell office:value-type="float" office:value="426.888670435668" calcext:value-type="float">
            <text:p>426.8886704356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5N</text:p>
          </table:table-cell>
          <table:table-cell table:number-columns-repeated="4"/>
          <table:table-cell office:value-type="float" office:value="433.112937024718" calcext:value-type="float">
            <text:p>433.1129370247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850+273.15" office:value-type="float" office:value="1123.15" calcext:value-type="float">
            <text:p>1123.15</text:p>
          </table:table-cell>
          <table:table-cell office:value-type="float" office:value="15.8100322199079" calcext:value-type="float">
            <text:p>15.8100322199079</text:p>
          </table:table-cell>
          <table:table-cell office:value-type="float" office:value="554.257594936709" calcext:value-type="float">
            <text:p>554.2575949367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17.1867084789216" calcext:value-type="float">
            <text:p>17.1867084789216</text:p>
          </table:table-cell>
          <table:table-cell office:value-type="float" office:value="567.179535864979" calcext:value-type="float">
            <text:p>567.1795358649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20.4334725548262" calcext:value-type="float">
            <text:p>20.4334725548262</text:p>
          </table:table-cell>
          <table:table-cell office:value-type="float" office:value="574.194303797468" calcext:value-type="float">
            <text:p>574.194303797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2.2948558025117" calcext:value-type="float">
            <text:p>22.2948558025117</text:p>
          </table:table-cell>
          <table:table-cell office:value-type="float" office:value="582.242827004219" calcext:value-type="float">
            <text:p>582.2428270042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4.1444036105519" calcext:value-type="float">
            <text:p>24.1444036105519</text:p>
          </table:table-cell>
          <table:table-cell office:value-type="float" office:value="588.223839662447" calcext:value-type="float">
            <text:p>588.2238396624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6.8738304828841" calcext:value-type="float">
            <text:p>26.8738304828841</text:p>
          </table:table-cell>
          <table:table-cell office:value-type="float" office:value="597.158438818565" calcext:value-type="float">
            <text:p>597.1584388185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8.2293368744171" calcext:value-type="float">
            <text:p>28.2293368744171</text:p>
          </table:table-cell>
          <table:table-cell office:value-type="float" office:value="603.213291139241" calcext:value-type="float">
            <text:p>603.2132911392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7.8114269110407" calcext:value-type="float">
            <text:p>27.8114269110407</text:p>
          </table:table-cell>
          <table:table-cell office:value-type="float" office:value="605.280801687764" calcext:value-type="float">
            <text:p>605.2808016877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950+273.15" office:value-type="float" office:value="1223.15" calcext:value-type="float">
            <text:p>1223.15</text:p>
          </table:table-cell>
          <table:table-cell table:style-name="ce6" office:value-type="float" office:value="28.7998379963712" calcext:value-type="float">
            <text:p>28.7998379963712</text:p>
          </table:table-cell>
          <table:table-cell office:value-type="float" office:value="614.141561181435" calcext:value-type="float">
            <text:p>614.1415611814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1.7Cr-5.03Mn-0.012C-0.016N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nel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Table 3, left out of Bhadeshia’s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24.9456000419844" calcext:value-type="float">
            <text:p>24.9456000419844</text:p>
          </table:table-cell>
          <table:table-cell office:value-type="float" office:value="530.134410366654" calcext:value-type="float">
            <text:p>530.1344103666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8.94107894140936" calcext:value-type="float">
            <text:p>8.94107894140936</text:p>
          </table:table-cell>
          <table:table-cell office:value-type="float" office:value="520.242335607166" calcext:value-type="float">
            <text:p>520.2423356071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39.8594007695201" calcext:value-type="float">
            <text:p>39.8594007695201</text:p>
          </table:table-cell>
          <table:table-cell office:value-type="float" office:value="532.228655682038" calcext:value-type="float">
            <text:p>532.2286556820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49.9977647181164" calcext:value-type="float">
            <text:p>49.9977647181164</text:p>
          </table:table-cell>
          <table:table-cell office:value-type="float" office:value="539.144967700177" calcext:value-type="float">
            <text:p>539.1449677001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70.0185042465497" calcext:value-type="float">
            <text:p>70.0185042465497</text:p>
          </table:table-cell>
          <table:table-cell office:value-type="float" office:value="556.044553978656" calcext:value-type="float">
            <text:p>556.044553978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47.536622178078" calcext:value-type="float">
            <text:p>147.536622178078</text:p>
          </table:table-cell>
          <table:table-cell office:value-type="float" office:value="572.822929667341" calcext:value-type="float">
            <text:p>572.8229296673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3C</text:p>
          </table:table-cell>
          <table:table-cell table:number-columns-repeated="4"/>
          <table:table-cell office:value-type="float" office:value="102.15" calcext:value-type="float">
            <text:p>10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25C</text:p>
          </table:table-cell>
          <table:table-cell table:number-columns-repeated="4"/>
          <table:table-cell office:value-type="float" office:value="123.15" calcext:value-type="float">
            <text:p>1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C</text:p>
          </table:table-cell>
          <table:table-cell table:number-columns-repeated="4"/>
          <table:table-cell office:value-type="float" office:value="135.15" calcext:value-type="float">
            <text:p>13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Ni-0.7C</text:p>
          </table:table-cell>
          <table:table-cell table:number-columns-repeated="4"/>
          <table:table-cell office:value-type="float" office:value="140.15" calcext:value-type="float">
            <text:p>1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9C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6Ni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5C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8C</text:p>
          </table:table-cell>
          <table:table-cell table:number-columns-repeated="4"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55C</text:p>
          </table:table-cell>
          <table:table-cell table:number-columns-repeated="4"/>
          <table:table-cell office:value-type="float" office:value="160.15" calcext:value-type="float">
            <text:p>16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25C</text:p>
          </table:table-cell>
          <table:table-cell table:number-columns-repeated="4"/>
          <table:table-cell office:value-type="float" office:value="185.15" calcext:value-type="float">
            <text:p>1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5Ni-0.65C</text:p>
          </table:table-cell>
          <table:table-cell table:number-columns-repeated="4"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Ni-0.5C</text:p>
          </table:table-cell>
          <table:table-cell table:number-columns-repeated="4"/>
          <table:table-cell office:value-type="float" office:value="193.15" calcext:value-type="float">
            <text:p>1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Ni-0.25C</text:p>
          </table:table-cell>
          <table:table-cell table:number-columns-repeated="4"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Ni-0.55C</text:p>
          </table:table-cell>
          <table:table-cell table:number-columns-repeated="4"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51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8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3.15" calcext:value-type="float">
            <text:p>5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25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713.086350324113" calcext:value-type="float">
            <text:p>713.0863503241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737.675979808847" calcext:value-type="float">
            <text:p>737.6759798088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4Cr</text:p>
          </table:table-cell>
          <table:table-cell table:number-columns-repeated="3"/>
          <table:table-cell office:value-type="float" office:value="764.473062569346" calcext:value-type="float">
            <text:p>764.47306256934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783.048885846089" calcext:value-type="float">
            <text:p>783.04888584608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802.935251228565" calcext:value-type="float">
            <text:p>802.9352512285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Ni</text:p>
          </table:table-cell>
          <table:table-cell table:number-columns-repeated="3"/>
          <table:table-cell office:value-type="float" office:value="537.564319906977" calcext:value-type="float">
            <text:p>537.5643199069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37Ni</text:p>
          </table:table-cell>
          <table:table-cell table:number-columns-repeated="3"/>
          <table:table-cell office:value-type="float" office:value="587.194293662825" calcext:value-type="float">
            <text:p>587.194293662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648.226210463973" calcext:value-type="float">
            <text:p>648.226210463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663.433555566423" calcext:value-type="float">
            <text:p>663.4335555664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683.357494540603" calcext:value-type="float">
            <text:p>683.3574945406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2Cr</text:p>
          </table:table-cell>
          <table:table-cell table:number-columns-repeated="3"/>
          <table:table-cell office:value-type="float" office:value="688.566524453071" calcext:value-type="float">
            <text:p>688.5665244530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4C</text:p>
          </table:table-cell>
          <table:table-cell table:number-columns-repeated="3"/>
          <table:table-cell office:value-type="float" office:value="652.117647058824" calcext:value-type="float">
            <text:p>652.1176470588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83.411764705882" calcext:value-type="float">
            <text:p>683.4117647058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707.294117647059" calcext:value-type="float">
            <text:p>707.294117647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45C</text:p>
          </table:table-cell>
          <table:table-cell table:number-columns-repeated="3"/>
          <table:table-cell office:value-type="float" office:value="811.882352941177" calcext:value-type="float">
            <text:p>811.88235294117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61C</text:p>
          </table:table-cell>
          <table:table-cell table:number-columns-repeated="3"/>
          <table:table-cell office:value-type="float" office:value="812.705882352941" calcext:value-type="float">
            <text:p>812.70588235294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03C</text:p>
          </table:table-cell>
          <table:table-cell table:number-columns-repeated="3"/>
          <table:table-cell office:value-type="float" office:value="495.647058823529" calcext:value-type="float">
            <text:p>495.64705882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36C</text:p>
          </table:table-cell>
          <table:table-cell table:number-columns-repeated="3"/>
          <table:table-cell office:value-type="float" office:value="522.823529411765" calcext:value-type="float">
            <text:p>522.8235294117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5C</text:p>
          </table:table-cell>
          <table:table-cell table:number-columns-repeated="3"/>
          <table:table-cell office:value-type="float" office:value="572.235294117647" calcext:value-type="float">
            <text:p>572.235294117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5C</text:p>
          </table:table-cell>
          <table:table-cell table:number-columns-repeated="3"/>
          <table:table-cell office:value-type="float" office:value="601.882352941177" calcext:value-type="float">
            <text:p>601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22.470588235294" calcext:value-type="float">
            <text:p>622.47058823529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630.705882352941" calcext:value-type="float">
            <text:p>630.7058823529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48C</text:p>
          </table:table-cell>
          <table:table-cell table:number-columns-repeated="3"/>
          <table:table-cell office:value-type="float" office:value="687.529411764706" calcext:value-type="float">
            <text:p>687.529411764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2C</text:p>
          </table:table-cell>
          <table:table-cell table:number-columns-repeated="3"/>
          <table:table-cell office:value-type="float" office:value="699.882352941177" calcext:value-type="float">
            <text:p>699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728.138528138528" calcext:value-type="float">
            <text:p>728.1385281385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785.281385281385" calcext:value-type="float">
            <text:p>785.2813852813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796.536796536797" calcext:value-type="float">
            <text:p>796.53679653679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818.154944862594" calcext:value-type="float">
            <text:p>818.15494486259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818.181818181818" calcext:value-type="float">
            <text:p>818.1818181818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873.383371258533" calcext:value-type="float">
            <text:p>873.3833712585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2Co</text:p>
          </table:table-cell>
          <table:table-cell table:number-columns-repeated="3"/>
          <table:table-cell office:value-type="float" office:value="942.412182741117" calcext:value-type="float">
            <text:p>942.4121827411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998.766462454052" calcext:value-type="float">
            <text:p>998.7664624540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1083.69725188167" calcext:value-type="float">
            <text:p>1083.697251881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1117.90638893751" calcext:value-type="float">
            <text:p>1117.906388937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654.545454545455" calcext:value-type="float">
            <text:p>654.545454545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689.177489177489" calcext:value-type="float">
            <text:p>689.1774891774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690.909090909091" calcext:value-type="float">
            <text:p>690.90909090909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696.969696969697" calcext:value-type="float">
            <text:p>696.9696969696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697.117311395064" calcext:value-type="float">
            <text:p>697.117311395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737.360126028356" calcext:value-type="float">
            <text:p>737.360126028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Co</text:p>
          </table:table-cell>
          <table:table-cell table:number-columns-repeated="3"/>
          <table:table-cell office:value-type="float" office:value="774.114475757045" calcext:value-type="float">
            <text:p>774.1144757570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805.106248906004" calcext:value-type="float">
            <text:p>805.10624890600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846.232942412043" calcext:value-type="float">
            <text:p>846.2329424120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876.983861368808" calcext:value-type="float">
            <text:p>876.9838613688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7C-7Cr</text:p>
          </table:table-cell>
          <table:table-cell table:number-columns-repeated="3"/>
          <table:table-cell office:value-type="float" office:value="542.279855247286" calcext:value-type="float">
            <text:p>542.27985524728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9C-10Cr</text:p>
          </table:table-cell>
          <table:table-cell table:number-columns-repeated="3"/>
          <table:table-cell office:value-type="float" office:value="552.857142857143" calcext:value-type="float">
            <text:p>55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2C-4.5Cr</text:p>
          </table:table-cell>
          <table:table-cell table:number-columns-repeated="3"/>
          <table:table-cell office:value-type="float" office:value="562.899408284024" calcext:value-type="float">
            <text:p>562.8994082840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8C-7Cr</text:p>
          </table:table-cell>
          <table:table-cell table:number-columns-repeated="3"/>
          <table:table-cell office:value-type="float" office:value="577.020506634499" calcext:value-type="float">
            <text:p>577.0205066344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79C-10Cr</text:p>
          </table:table-cell>
          <table:table-cell table:number-columns-repeated="3"/>
          <table:table-cell office:value-type="float" office:value="577.5" calcext:value-type="float">
            <text:p>577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2C-10Cr</text:p>
          </table:table-cell>
          <table:table-cell table:number-columns-repeated="3"/>
          <table:table-cell office:value-type="float" office:value="662.678571428572" calcext:value-type="float">
            <text:p>662.67857142857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72.603550295858" calcext:value-type="float">
            <text:p>672.60355029585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99C-7Cr</text:p>
          </table:table-cell>
          <table:table-cell table:number-columns-repeated="3"/>
          <table:table-cell office:value-type="float" office:value="687.213510253317" calcext:value-type="float">
            <text:p>687.2135102533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30C-4.5Cr</text:p>
          </table:table-cell>
          <table:table-cell table:number-columns-repeated="3"/>
          <table:table-cell office:value-type="float" office:value="702.426035502959" calcext:value-type="float">
            <text:p>702.4260355029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702.857142857143" calcext:value-type="float">
            <text:p>70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9C-7Cr</text:p>
          </table:table-cell>
          <table:table-cell table:number-columns-repeated="3"/>
          <table:table-cell office:value-type="float" office:value="718.154402895054" calcext:value-type="float">
            <text:p>718.1544028950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7Cr</text:p>
          </table:table-cell>
          <table:table-cell table:number-columns-repeated="3"/>
          <table:table-cell office:value-type="float" office:value="723.039806996381" calcext:value-type="float">
            <text:p>723.0398069963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0Cr</text:p>
          </table:table-cell>
          <table:table-cell table:number-columns-repeated="3"/>
          <table:table-cell office:value-type="float" office:value="743.363885374445" calcext:value-type="float">
            <text:p>743.3638853744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747.857142857143" calcext:value-type="float">
            <text:p>747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773.254437869823" calcext:value-type="float">
            <text:p>773.2544378698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773.421012623653" calcext:value-type="float">
            <text:p>773.421012623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12C-4.5Cr</text:p>
          </table:table-cell>
          <table:table-cell table:number-columns-repeated="3"/>
          <table:table-cell office:value-type="float" office:value="778.047337278107" calcext:value-type="float">
            <text:p>778.0473372781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0C-10Cr</text:p>
          </table:table-cell>
          <table:table-cell table:number-columns-repeated="3"/>
          <table:table-cell office:value-type="float" office:value="603.214285714286" calcext:value-type="float">
            <text:p>603.2142857142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12.426035502959" calcext:value-type="float">
            <text:p>612.4260355029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501C-7Cr</text:p>
          </table:table-cell>
          <table:table-cell table:number-columns-repeated="3"/>
          <table:table-cell office:value-type="float" office:value="612.846803377563" calcext:value-type="float">
            <text:p>612.8468033775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632.678571428572" calcext:value-type="float">
            <text:p>632.6785714285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28C-4.5Cr</text:p>
          </table:table-cell>
          <table:table-cell table:number-columns-repeated="3"/>
          <table:table-cell office:value-type="float" office:value="642.781065088758" calcext:value-type="float">
            <text:p>642.7810650887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7C-7Cr</text:p>
          </table:table-cell>
          <table:table-cell table:number-columns-repeated="3"/>
          <table:table-cell office:value-type="float" office:value="653.015681544029" calcext:value-type="float">
            <text:p>653.0156815440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653.035714285714" calcext:value-type="float">
            <text:p>653.035714285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2Cr</text:p>
          </table:table-cell>
          <table:table-cell table:number-columns-repeated="3"/>
          <table:table-cell office:value-type="float" office:value="653.364890319289" calcext:value-type="float">
            <text:p>653.3648903192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28C-7Cr</text:p>
          </table:table-cell>
          <table:table-cell table:number-columns-repeated="3"/>
          <table:table-cell office:value-type="float" office:value="657.901085645356" calcext:value-type="float">
            <text:p>657.901085645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683.080336321541" calcext:value-type="float">
            <text:p>683.080336321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683.254437869823" calcext:value-type="float">
            <text:p>683.254437869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09C-4.5Cr</text:p>
          </table:table-cell>
          <table:table-cell table:number-columns-repeated="3"/>
          <table:table-cell office:value-type="float" office:value="688.047337278107" calcext:value-type="float">
            <text:p>688.0473372781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782.895278062799" calcext:value-type="float">
            <text:p>782.8952780627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684.747567799775" calcext:value-type="float">
            <text:p>684.74756779977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1C-1.548Si-0.687Mn-0.63Cr-0.022Ni-0.01Cu-0.002Al-0.001Ti-0.018P-0.016S-0.001Pb-0.009Mo-0.001Co-0.001V-0.0001B-0.045W-0.001N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/>
          <table:table-cell table:formula="of:=275+273.15" office:value-type="float" office:value="548.15" calcext:value-type="float">
            <text:p>5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uratha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618.659586276488" calcext:value-type="float">
            <text:p>618.65958627648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55.692885973764" calcext:value-type="float">
            <text:p>755.69288597376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774.058173562058" calcext:value-type="float">
            <text:p>774.0581735620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85.359889001009" calcext:value-type="float">
            <text:p>785.3598890010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850.344752774975" calcext:value-type="float">
            <text:p>850.34475277497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5.884611503532" calcext:value-type="float">
            <text:p>865.8846115035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9.416397578204" calcext:value-type="float">
            <text:p>869.41639757820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15.32961654894" calcext:value-type="float">
            <text:p>915.329616548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table:formula="of:=658.43+273.15" office:value-type="float" office:value="931.58" calcext:value-type="float">
            <text:p>931.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97.973410696266" calcext:value-type="float">
            <text:p>997.97341069626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1035.41034308779" calcext:value-type="float">
            <text:p>1035.4103430877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569.920938446014" calcext:value-type="float">
            <text:p>569.92093844601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617.953229061554" calcext:value-type="float">
            <text:p>617.953229061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76.681786074672" calcext:value-type="float">
            <text:p>476.6817860746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5Ni</text:p>
          </table:table-cell>
          <table:table-cell table:number-columns-repeated="4"/>
          <table:table-cell office:value-type="float" office:value="149.15" calcext:value-type="float">
            <text:p>14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Ni</text:p>
          </table:table-cell>
          <table:table-cell table:number-columns-repeated="4"/>
          <table:table-cell office:value-type="float" office:value="221.15" calcext:value-type="float">
            <text:p>221.15</text:p>
          </table:table-cell>
          <table:table-cell table:style-name="ce10"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15.15" calcext:value-type="float">
            <text:p>215.15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5Ni</text:p>
          </table:table-cell>
          <table:table-cell table:number-columns-repeated="4"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Cr</text:p>
          </table:table-cell>
          <table:table-cell table:number-columns-repeated="3"/>
          <table:table-cell office:value-type="float" office:value="750.141321256488" calcext:value-type="float">
            <text:p>750.141321256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60.701114510802" calcext:value-type="float">
            <text:p>760.7011145108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01Ni</text:p>
          </table:table-cell>
          <table:table-cell table:number-columns-repeated="4"/>
          <table:table-cell office:value-type="float" office:value="578.790207654252" calcext:value-type="float">
            <text:p>578.79020765425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Ni</text:p>
          </table:table-cell>
          <table:table-cell table:number-columns-repeated="4"/>
          <table:table-cell office:value-type="float" office:value="638.250702211429" calcext:value-type="float">
            <text:p>638.2507022114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16Ni</text:p>
          </table:table-cell>
          <table:table-cell table:number-columns-repeated="4"/>
          <table:table-cell office:value-type="float" office:value="752.293036911869" calcext:value-type="float">
            <text:p>752.29303691186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84Ni</text:p>
          </table:table-cell>
          <table:table-cell table:number-columns-repeated="4"/>
          <table:table-cell office:value-type="float" office:value="796.3953657623" calcext:value-type="float">
            <text:p>796.3953657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8Ni</text:p>
          </table:table-cell>
          <table:table-cell table:number-columns-repeated="4"/>
          <table:table-cell office:value-type="float" office:value="939.467209335603" calcext:value-type="float">
            <text:p>939.4672093356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48Ni</text:p>
          </table:table-cell>
          <table:table-cell table:number-columns-repeated="4"/>
          <table:table-cell office:value-type="float" office:value="984.955863896821" calcext:value-type="float">
            <text:p>984.9558638968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97.44500034721" calcext:value-type="float">
            <text:p>1197.445000347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39Ni</text:p>
          </table:table-cell>
          <table:table-cell table:number-columns-repeated="4"/>
          <table:table-cell office:value-type="float" office:value="190.538202763814" calcext:value-type="float">
            <text:p>190.5382027638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7Ni</text:p>
          </table:table-cell>
          <table:table-cell table:number-columns-repeated="4"/>
          <table:table-cell office:value-type="float" office:value="230.398223428231" calcext:value-type="float">
            <text:p>230.398223428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6Ni</text:p>
          </table:table-cell>
          <table:table-cell table:number-columns-repeated="4"/>
          <table:table-cell office:value-type="float" office:value="243.115047252495" calcext:value-type="float">
            <text:p>243.1150472524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82Ni</text:p>
          </table:table-cell>
          <table:table-cell table:number-columns-repeated="4"/>
          <table:table-cell office:value-type="float" office:value="262.692794494259" calcext:value-type="float">
            <text:p>262.6927944942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37Ni</text:p>
          </table:table-cell>
          <table:table-cell table:number-columns-repeated="4"/>
          <table:table-cell office:value-type="float" office:value="334.001449770945" calcext:value-type="float">
            <text:p>334.001449770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26Ni</text:p>
          </table:table-cell>
          <table:table-cell table:number-columns-repeated="4"/>
          <table:table-cell office:value-type="float" office:value="357.475555066886" calcext:value-type="float">
            <text:p>357.4755550668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3Ni</text:p>
          </table:table-cell>
          <table:table-cell table:number-columns-repeated="4"/>
          <table:table-cell office:value-type="float" office:value="395.330580076724" calcext:value-type="float">
            <text:p>395.3305800767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0C-14.76Ni-0.68Cr-0.004Mn-0.035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75.15" calcext:value-type="float">
            <text:p>37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0C-9.85Ni-3.00Cr-0.002Mn-0.033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96.15" calcext:value-type="float">
            <text:p>3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2C-14.16Ni-1.67Cr-0.003P-0.006S-0.005Mn-0.025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35.15" calcext:value-type="float">
            <text:p>4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0C-09.76Ni-4.70Cr-0.004Mn-0.028Si-0.004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61.15" calcext:value-type="float">
            <text:p>4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0C-5.00Ni-8.69Cr-0.004Mn-0.030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00C-10.00Ni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735.064935064935" calcext:value-type="float">
            <text:p>735.0649350649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667.532467532468" calcext:value-type="float">
            <text:p>667.5324675324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0.5Mn-29.5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60.15" calcext:value-type="float">
            <text:p>2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1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58.15" calcext:value-type="float">
            <text:p>25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3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163.15" calcext:value-type="float">
            <text:p>1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04Mn-31.9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5Mn-30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45.65" calcext:value-type="float">
            <text:p>245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Ni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Mn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93.15" calcext:value-type="float">
            <text:p>6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23.15" calcext:value-type="float">
            <text:p>7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9C-11.18Mn-0.006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4.233297115505" calcext:value-type="float">
            <text:p>444.2332971155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2C-7.93Mn-0.007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575.889234554433" calcext:value-type="float">
            <text:p>575.88923455443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5.0Mn-0.007P-0.018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754.288046804129" calcext:value-type="float">
            <text:p>754.2880468041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1C-2.25Mn-0.005P-0.021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998.129800660963" calcext:value-type="float">
            <text:p>998.12980066096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2C-26.12Mn-0.005P-0.017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296.779580582966" calcext:value-type="float">
            <text:p>296.7795805829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3C-25.49Mn-0.008P-0.013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07.119892046565" calcext:value-type="float">
            <text:p>307.1198920465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22.29Mn-0.011Si-0.008P-0.010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58.815615620433" calcext:value-type="float">
            <text:p>358.8156156204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16.02Mn-0.006P-0.012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0.295490661634" calcext:value-type="float">
            <text:p>410.2954906616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5C-14.49Mn-0.008P-0.011S-0.008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4.355776573434" calcext:value-type="float">
            <text:p>414.3557765734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5.33876245869" calcext:value-type="float">
            <text:p>415.338762458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37.145298002234" calcext:value-type="float">
            <text:p>437.1452980022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5Mn-0.45Si-0.061P-0.010S-0.01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1.228918890538" calcext:value-type="float">
            <text:p>441.22891889053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48+273.15" office:value-type="float" office:value="421.15" calcext:value-type="float">
            <text:p>42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3Co-13.8Cr-0.15Mn-3.7Ni-0.02P-0.03S</text:p>
          </table:table-cell>
          <table:table-cell table:number-columns-repeated="4"/>
          <table:table-cell office:value-type="float" office:value="264.550444938821" calcext:value-type="float">
            <text:p>264.55044493882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38.3Co-18.9Cr-0.15Mn-1.8Ni-0.02P-0.03S</text:p>
          </table:table-cell>
          <table:table-cell table:number-columns-repeated="4"/>
          <table:table-cell office:value-type="float" office:value="331.430311457175" calcext:value-type="float">
            <text:p>331.4303114571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2Co-19.5Cr-0.15Mn-0.02P-0.03S</text:p>
          </table:table-cell>
          <table:table-cell table:number-columns-repeated="4"/>
          <table:table-cell office:value-type="float" office:value="374.439210233593" calcext:value-type="float">
            <text:p>374.4392102335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e Koester reference 17 from paper, ignoring because I don’t have a a good calibration for the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6Mn</text:p>
          </table:table-cell>
          <table:table-cell table:number-columns-repeated="4"/>
          <table:table-cell office:value-type="float" office:value="1020.80100671141" calcext:value-type="float">
            <text:p>1020.8010067114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9.8Mn-0.26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9.06Mn-0.54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5.1Mn</text:p>
          </table:table-cell>
          <table:table-cell table:number-columns-repeated="4"/>
          <table:table-cell table:formula="of:=30+273.15" office:value-type="float" office:value="303.15" calcext:value-type="float">
            <text:p>3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7C-16.93Mn-0.58Si</text:p>
          </table:table-cell>
          <table:table-cell table:number-columns-repeated="4"/>
          <table:table-cell table:formula="of:=40+273.15" office:value-type="float" office:value="313.15" calcext:value-type="float">
            <text:p>31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5C-13.7Mn-0.19Si</text:p>
          </table:table-cell>
          <table:table-cell table:number-columns-repeated="4"/>
          <table:table-cell table:formula="of:=70+273.15" office:value-type="float" office:value="343.15" calcext:value-type="float">
            <text:p>34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90+273.15"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50+273.15" office:value-type="float" office:value="323.15" calcext:value-type="float">
            <text:p>3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, parent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2C-18.2Mn-0.24Si</text:p>
          </table:table-cell>
          <table:table-cell table:number-columns-repeated="4"/>
          <table:table-cell table:formula="of:=60+273.15" office:value-type="float" office:value="333.15" calcext:value-type="float">
            <text:p>3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6.48Mn-0.21Si</text:p>
          </table:table-cell>
          <table:table-cell table:number-columns-repeated="4"/>
          <table:table-cell table:formula="of:=305+273.15" office:value-type="float" office:value="578.15" calcext:value-type="float">
            <text:p>5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1.3Mn-0.12Si</text:p>
          </table:table-cell>
          <table:table-cell table:number-columns-repeated="4"/>
          <table:table-cell table:formula="of:=130+273.15"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9.05Mn-0.26Si</text:p>
          </table:table-cell>
          <table:table-cell table:number-columns-repeated="4"/>
          <table:table-cell table:formula="of:=190+273.15" office:value-type="float" office:value="463.15" calcext:value-type="float">
            <text:p>4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2C-7.48Mn-0.18Si</text:p>
          </table:table-cell>
          <table:table-cell table:number-columns-repeated="4"/>
          <table:table-cell table:formula="of:=300+273.15"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4C-5.1Mn-0.13Si</text:p>
          </table:table-cell>
          <table:table-cell table:number-columns-repeated="4"/>
          <table:table-cell table:formula="of:=410+273.15" office:value-type="float" office:value="683.15" calcext:value-type="float">
            <text:p>6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30.2Pd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.6" calcext:value-type="float">
            <text:p>2.6</text:p>
          </table:table-cell>
          <table:table-cell office:value-type="float" office:value="191.6" calcext:value-type="float">
            <text:p>19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8Pd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.1" calcext:value-type="float">
            <text:p>6.1</text:p>
          </table:table-cell>
          <table:table-cell office:value-type="float" office:value="231.6" calcext:value-type="float">
            <text:p>23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9.9" calcext:value-type="float">
            <text:p>9.9</text:p>
          </table:table-cell>
          <table:table-cell office:value-type="float" office:value="252.7" calcext:value-type="float">
            <text:p>252.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66" calcext:value-type="float">
            <text:p>266</text:p>
          </table:table-cell>
          <table:table-cell office:value-type="float" office:value="291.9" calcext:value-type="float">
            <text:p>291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5C-16.8Mn-0.006Si-0.006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47+273.15" office:value-type="float" office:value="320.15" calcext:value-type="float">
            <text:p>32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1C-17.2Mn-0.0045Si-0.0045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80+273.15"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2C-17Mn-0.004Si-0.004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6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8Co-23.7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2Co-22.6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5Co-20.79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13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9Co-18.9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35Co-20.1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1Co-24.1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7Co-27.9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8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8Co-27.14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69Co-30.3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21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92.885811018775" calcext:value-type="float">
            <text:p>692.8858110187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3Mn</text:p>
          </table:table-cell>
          <table:table-cell table:number-columns-repeated="3"/>
          <table:table-cell office:value-type="float" office:value="712.987449129647" calcext:value-type="float">
            <text:p>712.987449129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742.912554290209" calcext:value-type="float">
            <text:p>742.9125542902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777.976744981362" calcext:value-type="float">
            <text:p>777.97674498136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4Mn</text:p>
          </table:table-cell>
          <table:table-cell table:number-columns-repeated="3"/>
          <table:table-cell office:value-type="float" office:value="472.843541602544" calcext:value-type="float">
            <text:p>472.8435416025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1Mn</text:p>
          </table:table-cell>
          <table:table-cell table:number-columns-repeated="3"/>
          <table:table-cell office:value-type="float" office:value="487.723470469546" calcext:value-type="float">
            <text:p>487.7234704695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5Mn</text:p>
          </table:table-cell>
          <table:table-cell table:number-columns-repeated="3"/>
          <table:table-cell office:value-type="float" office:value="587.705824014227" calcext:value-type="float">
            <text:p>587.7058240142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27.388734995383" calcext:value-type="float">
            <text:p>627.388734995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1Mn</text:p>
          </table:table-cell>
          <table:table-cell table:number-columns-repeated="3"/>
          <table:table-cell office:value-type="float" office:value="638.133100783147" calcext:value-type="float">
            <text:p>638.1331007831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657.7663554598" calcext:value-type="float">
            <text:p>657.766355459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688.152183577853" calcext:value-type="float">
            <text:p>688.1521835778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8Ni</text:p>
          </table:table-cell>
          <table:table-cell table:number-columns-repeated="3"/>
          <table:table-cell office:value-type="float" office:value="632.848658722785" calcext:value-type="float">
            <text:p>632.8486587227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Ni</text:p>
          </table:table-cell>
          <table:table-cell table:number-columns-repeated="3"/>
          <table:table-cell office:value-type="float" office:value="682.778158127808" calcext:value-type="float">
            <text:p>682.77815812780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 table:number-columns-repeated="3"/>
          <table:table-cell office:value-type="float" office:value="718.376068376068" calcext:value-type="float">
            <text:p>718.37606837606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4Mn-7.12Si</text:p>
          </table:table-cell>
          <table:table-cell table:number-columns-repeated="4"/>
          <table:table-cell office:value-type="float" office:value="300.410271484662" calcext:value-type="float">
            <text:p>300.41027148466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6Mn</text:p>
          </table:table-cell>
          <table:table-cell table:number-columns-repeated="4"/>
          <table:table-cell office:value-type="float" office:value="314.007180800806" calcext:value-type="float">
            <text:p>314.0071808008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32Mn-2.11Si</text:p>
          </table:table-cell>
          <table:table-cell table:number-columns-repeated="4"/>
          <table:table-cell office:value-type="float" office:value="335.078421903542" calcext:value-type="float">
            <text:p>335.07842190354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5Mn-4.06Si</text:p>
          </table:table-cell>
          <table:table-cell table:number-columns-repeated="4"/>
          <table:table-cell office:value-type="float" office:value="345.552312763769" calcext:value-type="float">
            <text:p>345.5523127637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424.794565598066" calcext:value-type="float">
            <text:p>424.794565598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441.060186727485" calcext:value-type="float">
            <text:p>441.06018672748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449.099462710026" calcext:value-type="float">
            <text:p>449.09946271002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473" calcext:value-type="float">
            <text:p>1473</text:p>
          </table:table-cell>
          <table:table-cell office:value-type="float" office:value="130" calcext:value-type="float">
            <text:p>130</text:p>
          </table:table-cell>
          <table:table-cell office:value-type="float" office:value="453.179108047391" calcext:value-type="float">
            <text:p>453.17910804739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49Mn</text:p>
          </table:table-cell>
          <table:table-cell table:number-columns-repeated="4"/>
          <table:table-cell office:value-type="float" office:value="348.316690590401" calcext:value-type="float">
            <text:p>348.3166905904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5Mn</text:p>
          </table:table-cell>
          <table:table-cell table:number-columns-repeated="4"/>
          <table:table-cell office:value-type="float" office:value="393.081099645245" calcext:value-type="float">
            <text:p>393.08109964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46Mn</text:p>
          </table:table-cell>
          <table:table-cell table:number-columns-repeated="4"/>
          <table:table-cell office:value-type="float" office:value="427.822778523532" calcext:value-type="float">
            <text:p>427.8227785235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6Mn</text:p>
          </table:table-cell>
          <table:table-cell table:number-columns-repeated="4"/>
          <table:table-cell office:value-type="float" office:value="435.743480020001" calcext:value-type="float">
            <text:p>435.7434800200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9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504.545787929832" calcext:value-type="float">
            <text:p>504.5457879298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8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732.82266948743" calcext:value-type="float">
            <text:p>732.822669487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7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62.255995130898" calcext:value-type="float">
            <text:p>862.2559951308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930.358991214221" calcext:value-type="float">
            <text:p>930.3589912142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15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08.20277009149" calcext:value-type="float">
            <text:p>1008.2027700914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52.96294294592" calcext:value-type="float">
            <text:p>1052.9629429459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133.73359635681" calcext:value-type="float">
            <text:p>1133.7335963568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18.538722704736" calcext:value-type="float">
            <text:p>418.53872270473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9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38.403063165587" calcext:value-type="float">
            <text:p>438.4030631655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1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3.698592432399" calcext:value-type="float">
            <text:p>453.69859243239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9.108992825226" calcext:value-type="float">
            <text:p>459.1089928252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3C-0.0005Si-9.28Mn-0.0008P-0.003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C-0.02Si-24.4Mn-0.005P-0.008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-0.01Si-15.7Mn-0.005P-0.005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054Si-0.054Mn-0.0011P-0.0007S-23.4Ni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2.8568584566042" calcext:value-type="float">
            <text:p>22.8568584566042</text:p>
          </table:table-cell>
          <table:table-cell office:value-type="float" office:value="63.2063500218346" calcext:value-type="float">
            <text:p>63.2063500218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7267094307219" calcext:value-type="float">
            <text:p>19.7267094307219</text:p>
          </table:table-cell>
          <table:table-cell office:value-type="float" office:value="71.2867014308099" calcext:value-type="float">
            <text:p>71.28670143080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445565736891" calcext:value-type="float">
            <text:p>19.445565736891</text:p>
          </table:table-cell>
          <table:table-cell office:value-type="float" office:value="84.8454879395823" calcext:value-type="float">
            <text:p>84.8454879395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.5195722615898" calcext:value-type="float">
            <text:p>30.5195722615898</text:p>
          </table:table-cell>
          <table:table-cell office:value-type="float" office:value="97.6195124457345" calcext:value-type="float">
            <text:p>97.61951244573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9.130780211594" calcext:value-type="float">
            <text:p>29.130780211594</text:p>
          </table:table-cell>
          <table:table-cell office:value-type="float" office:value="101.27848133782" calcext:value-type="float">
            <text:p>101.278481337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3.7801785668415" calcext:value-type="float">
            <text:p>33.7801785668415</text:p>
          </table:table-cell>
          <table:table-cell office:value-type="float" office:value="104.011148501117" calcext:value-type="float">
            <text:p>104.01114850111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61.7768886948034" calcext:value-type="float">
            <text:p>61.7768886948034</text:p>
          </table:table-cell>
          <table:table-cell office:value-type="float" office:value="112.485293739885" calcext:value-type="float">
            <text:p>112.4852937398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6.5420839403603" calcext:value-type="float">
            <text:p>56.5420839403603</text:p>
          </table:table-cell>
          <table:table-cell office:value-type="float" office:value="125.44478409412" calcext:value-type="float">
            <text:p>125.4447840941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79.7085720157209" calcext:value-type="float">
            <text:p>79.7085720157209</text:p>
          </table:table-cell>
          <table:table-cell office:value-type="float" office:value="136.823190937348" calcext:value-type="float">
            <text:p>136.8231909373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4.7218746215638" calcext:value-type="float">
            <text:p>54.7218746215638</text:p>
          </table:table-cell>
          <table:table-cell office:value-type="float" office:value="138.397338744895" calcext:value-type="float">
            <text:p>138.3973387448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2290653680877" calcext:value-type="float">
            <text:p>93.2290653680877</text:p>
          </table:table-cell>
          <table:table-cell office:value-type="float" office:value="143.651005677002" calcext:value-type="float">
            <text:p>143.65100567700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3022388744344" calcext:value-type="float">
            <text:p>88.3022388744344</text:p>
          </table:table-cell>
          <table:table-cell office:value-type="float" office:value="143.81335251355" calcext:value-type="float">
            <text:p>143.813352513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83.197616173033" calcext:value-type="float">
            <text:p>383.197616173033</text:p>
          </table:table-cell>
          <table:table-cell office:value-type="float" office:value="146.108813480953" calcext:value-type="float">
            <text:p>146.1088134809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4544757305424" calcext:value-type="float">
            <text:p>93.4544757305424</text:p>
          </table:table-cell>
          <table:table-cell office:value-type="float" office:value="150.048806802127" calcext:value-type="float">
            <text:p>150.048806802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9.1669357768538" calcext:value-type="float">
            <text:p>99.1669357768538</text:p>
          </table:table-cell>
          <table:table-cell office:value-type="float" office:value="150.646561689229" calcext:value-type="float">
            <text:p>150.6465616892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9553509502648" calcext:value-type="float">
            <text:p>88.9553509502648</text:p>
          </table:table-cell>
          <table:table-cell office:value-type="float" office:value="151.581340388913" calcext:value-type="float">
            <text:p>151.5813403889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7.0408123947259" calcext:value-type="float">
            <text:p>97.0408123947259</text:p>
          </table:table-cell>
          <table:table-cell office:value-type="float" office:value="154.916386241619" calcext:value-type="float">
            <text:p>154.91638624161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57.558999350466" calcext:value-type="float">
            <text:p>257.558999350466</text:p>
          </table:table-cell>
          <table:table-cell office:value-type="float" office:value="155.504379768296" calcext:value-type="float">
            <text:p>155.5043797682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0.335289886717" calcext:value-type="float">
            <text:p>140.335289886717</text:p>
          </table:table-cell>
          <table:table-cell office:value-type="float" office:value="156.047162783529" calcext:value-type="float">
            <text:p>156.04716278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5.7554320502893" calcext:value-type="float">
            <text:p>85.7554320502893</text:p>
          </table:table-cell>
          <table:table-cell office:value-type="float" office:value="157.681420021064" calcext:value-type="float">
            <text:p>157.681420021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432.986471708569" calcext:value-type="float">
            <text:p>432.986471708569</text:p>
          </table:table-cell>
          <table:table-cell office:value-type="float" office:value="159.261219142542" calcext:value-type="float">
            <text:p>159.2612191425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0.5458105048385" calcext:value-type="float">
            <text:p>80.5458105048385</text:p>
          </table:table-cell>
          <table:table-cell office:value-type="float" office:value="160.586452259241" calcext:value-type="float">
            <text:p>160.586452259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55.042283938158" calcext:value-type="float">
            <text:p>155.042283938158</text:p>
          </table:table-cell>
          <table:table-cell office:value-type="float" office:value="164.243623005985" calcext:value-type="float">
            <text:p>164.243623005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3.051021456645" calcext:value-type="float">
            <text:p>303.051021456645</text:p>
          </table:table-cell>
          <table:table-cell office:value-type="float" office:value="165.161704641784" calcext:value-type="float">
            <text:p>165.161704641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1.181610844651" calcext:value-type="float">
            <text:p>141.181610844651</text:p>
          </table:table-cell>
          <table:table-cell office:value-type="float" office:value="169.298980194714" calcext:value-type="float">
            <text:p>169.298980194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66.51761631982" calcext:value-type="float">
            <text:p>266.51761631982</text:p>
          </table:table-cell>
          <table:table-cell office:value-type="float" office:value="172.852886023273" calcext:value-type="float">
            <text:p>172.8528860232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.08613284697299" calcext:value-type="float">
            <text:p>4.08613284697299</text:p>
          </table:table-cell>
          <table:table-cell office:value-type="float" office:value="197.841635918944" calcext:value-type="float">
            <text:p>197.8416359189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.28081426134023" calcext:value-type="float">
            <text:p>5.28081426134023</text:p>
          </table:table-cell>
          <table:table-cell office:value-type="float" office:value="204.579127409039" calcext:value-type="float">
            <text:p>204.579127409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6.48573277637229" calcext:value-type="float">
            <text:p>6.48573277637229</text:p>
          </table:table-cell>
          <table:table-cell office:value-type="float" office:value="204.947679842661" calcext:value-type="float">
            <text:p>204.9476798426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8.89556980643642" calcext:value-type="float">
            <text:p>8.89556980643642</text:p>
          </table:table-cell>
          <table:table-cell office:value-type="float" office:value="205.684784709907" calcext:value-type="float">
            <text:p>205.6847847099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4.1923868918044" calcext:value-type="float">
            <text:p>14.1923868918044</text:p>
          </table:table-cell>
          <table:table-cell office:value-type="float" office:value="210.307869455954" calcext:value-type="float">
            <text:p>210.3078694559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1.3788315585103" calcext:value-type="float">
            <text:p>11.3788315585103</text:p>
          </table:table-cell>
          <table:table-cell office:value-type="float" office:value="210.741223241076" calcext:value-type="float">
            <text:p>210.74122324107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2.3421780314173" calcext:value-type="float">
            <text:p>52.3421780314173</text:p>
          </table:table-cell>
          <table:table-cell office:value-type="float" office:value="225.687810453946" calcext:value-type="float">
            <text:p>225.6878104539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0.5279755250927" calcext:value-type="float">
            <text:p>40.5279755250927</text:p>
          </table:table-cell>
          <table:table-cell office:value-type="float" office:value="225.809512603064" calcext:value-type="float">
            <text:p>225.809512603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0.5656292286874" calcext:value-type="float">
            <text:p>50.5656292286874</text:p>
          </table:table-cell>
          <table:table-cell office:value-type="float" office:value="230.954958438044" calcext:value-type="float">
            <text:p>230.954958438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61Mn-0.3Si-0.2Ni-0.3Cr-0.23Cu-0.012P-0.04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C-0.3Si-0.1Ni-0.2Cr-0.17Cu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37.15" calcext:value-type="float">
            <text:p>5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1Mn-0.26Si-0.1Ni-0.2Cr-0.23Cu-0.002P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0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80Mn-0.1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46.3" calcext:value-type="float">
            <text:p>546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0Si-0.10Cr-0.02Mo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0Mn-0.15S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0Mn-0.25Si-0.50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0Mn-0.2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0Mn-0.20S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0Mn-0.18Si-0.27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0Mn-0.25Si-0.4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0Mn-0.20Si-1.0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0Si-0.28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0C-0.85Mn-1.75S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0Mn-0.18Si-0.27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55Mn-0.20Si-0.28C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0Si-0.28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785.518142585224" calcext:value-type="float">
            <text:p>785.5181425852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lbridge1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35C-7.23Mn</text:p>
          </table:table-cell>
          <table:table-cell table:number-columns-repeated="4"/>
          <table:table-cell office:value-type="float" office:value="610.913012181617" calcext:value-type="float">
            <text:p>610.9130121816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4.43Mn</text:p>
          </table:table-cell>
          <table:table-cell table:number-columns-repeated="4"/>
          <table:table-cell office:value-type="float" office:value="734.944019933555" calcext:value-type="float">
            <text:p>734.94401993355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.1Mn</text:p>
          </table:table-cell>
          <table:table-cell table:number-columns-repeated="4"/>
          <table:table-cell office:value-type="float" office:value="1087.10348837209" calcext:value-type="float">
            <text:p>1087.103488372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56.87093023256" calcext:value-type="float">
            <text:p>1156.870930232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37Mn</text:p>
          </table:table-cell>
          <table:table-cell table:number-columns-repeated="4"/>
          <table:table-cell office:value-type="float" office:value="397.181007751938" calcext:value-type="float">
            <text:p>397.18100775193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Mn</text:p>
          </table:table-cell>
          <table:table-cell table:number-columns-repeated="4"/>
          <table:table-cell office:value-type="float" office:value="425.973920265781" calcext:value-type="float">
            <text:p>425.97392026578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85C-13.09Mn</text:p>
          </table:table-cell>
          <table:table-cell table:number-columns-repeated="4"/>
          <table:table-cell office:value-type="float" office:value="433.725858250277" calcext:value-type="float">
            <text:p>433.72585825027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5C-10.37Mn</text:p>
          </table:table-cell>
          <table:table-cell table:number-columns-repeated="4"/>
          <table:table-cell office:value-type="float" office:value="429.296179401993" calcext:value-type="float">
            <text:p>429.2961794019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</text:p>
          </table:table-cell>
          <table:table-cell table:number-columns-repeated="4"/>
          <table:table-cell office:value-type="float" office:value="845.01512118019" calcext:value-type="float">
            <text:p>845.015121180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89.799104320337" calcext:value-type="float">
            <text:p>389.7991043203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 table:number-columns-repeated="4"/>
          <table:table-cell office:value-type="float" office:value="408.766438356164" calcext:value-type="float">
            <text:p>408.7664383561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 table:number-columns-repeated="4"/>
          <table:table-cell office:value-type="float" office:value="411.611538461539" calcext:value-type="float">
            <text:p>411.6115384615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97C</text:p>
          </table:table-cell>
          <table:table-cell table:number-columns-repeated="4"/>
          <table:table-cell office:value-type="float" office:value="465.668440463646" calcext:value-type="float">
            <text:p>465.6684404636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4C</text:p>
          </table:table-cell>
          <table:table-cell table:number-columns-repeated="4"/>
          <table:table-cell office:value-type="float" office:value="555.763277133825" calcext:value-type="float">
            <text:p>555.763277133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0C</text:p>
          </table:table-cell>
          <table:table-cell table:number-columns-repeated="4"/>
          <table:table-cell office:value-type="float" office:value="603.181612223393" calcext:value-type="float">
            <text:p>603.181612223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665.773814541623" calcext:value-type="float">
            <text:p>665.7738145416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79.999315068493" calcext:value-type="float">
            <text:p>679.999315068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91.37971548999" calcext:value-type="float">
            <text:p>691.379715489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3C</text:p>
          </table:table-cell>
          <table:table-cell table:number-columns-repeated="4"/>
          <table:table-cell office:value-type="float" office:value="707.501949420443" calcext:value-type="float">
            <text:p>707.5019494204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57Ni</text:p>
          </table:table-cell>
          <table:table-cell table:number-columns-repeated="3"/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55.15" calcext:value-type="float">
            <text:p>655.15</text:p>
          </table:table-cell>
          <table:table-cell office:value-type="float" office:value="635.15" calcext:value-type="float">
            <text:p>635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2Cr</text:p>
          </table:table-cell>
          <table:table-cell table:number-columns-repeated="3"/>
          <table:table-cell office:value-type="float" office:value="746.584107938247" calcext:value-type="float">
            <text:p>746.5841079382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5Cr</text:p>
          </table:table-cell>
          <table:table-cell table:number-columns-repeated="3"/>
          <table:table-cell office:value-type="float" office:value="746.912902205907" calcext:value-type="float">
            <text:p>746.9129022059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53.895473862835" calcext:value-type="float">
            <text:p>753.8954738628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6Cr</text:p>
          </table:table-cell>
          <table:table-cell table:number-columns-repeated="3"/>
          <table:table-cell office:value-type="float" office:value="774.682162028274" calcext:value-type="float">
            <text:p>774.6821620282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822.976722318101" calcext:value-type="float">
            <text:p>822.97672231810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3Ni</text:p>
          </table:table-cell>
          <table:table-cell table:number-columns-repeated="3"/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3.15" calcext:value-type="float">
            <text:p>513.15</text:p>
          </table:table-cell>
          <table:table-cell office:value-type="float" office:value="553.15" calcext:value-type="float">
            <text:p>553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5Ni</text:p>
          </table:table-cell>
          <table:table-cell table:number-columns-repeated="3"/>
          <table:table-cell office:value-type="float" office:value="601.15" calcext:value-type="float">
            <text:p>6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3Cr</text:p>
          </table:table-cell>
          <table:table-cell table:number-columns-repeated="3"/>
          <table:table-cell office:value-type="float" office:value="674.719717117096" calcext:value-type="float">
            <text:p>674.7197171170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684.937055156763" calcext:value-type="float">
            <text:p>684.9370551567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02Cr</text:p>
          </table:table-cell>
          <table:table-cell table:number-columns-repeated="3"/>
          <table:table-cell office:value-type="float" office:value="692.252914852663" calcext:value-type="float">
            <text:p>692.2529148526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.5" calcext:value-type="float">
            <text:p>2.5</text:p>
          </table:table-cell>
          <table:table-cell office:value-type="float" office:value="564.82" calcext:value-type="float">
            <text:p>564.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.63" calcext:value-type="float">
            <text:p>3.63</text:p>
          </table:table-cell>
          <table:table-cell office:value-type="float" office:value="578.69" calcext:value-type="float">
            <text:p>578.6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5" calcext:value-type="float">
            <text:p>5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10.97" calcext:value-type="float">
            <text:p>10.97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1.53" calcext:value-type="float">
            <text:p>21.53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6.05" calcext:value-type="float">
            <text:p>26.05</text:p>
          </table:table-cell>
          <table:table-cell office:value-type="float" office:value="600.98" calcext:value-type="float">
            <text:p>600.9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8.63" calcext:value-type="float">
            <text:p>38.63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45.97" calcext:value-type="float">
            <text:p>45.97</text:p>
          </table:table-cell>
          <table:table-cell office:value-type="float" office:value="605.54" calcext:value-type="float">
            <text:p>605.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64.76" calcext:value-type="float">
            <text:p>64.76</text:p>
          </table:table-cell>
          <table:table-cell office:value-type="float" office:value="608.91" calcext:value-type="float">
            <text:p>608.9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Mn-2.8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8Mn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5.4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2.7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Mn-5.2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5.99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4.10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33.15" calcext:value-type="float">
            <text:p>63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2.24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12.32Ni-0.47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1.45Ni-0.49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9.65Ni-0.51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25.62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25.04Ni-0.48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23.86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</table:table>
      <table:table table:name="units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hemical coefficients in wt%</text:p>
          </table:table-cell>
          <table:table-cell/>
        </table:table-row>
        <table:table-row table:style-name="ro1">
          <table:table-cell office:value-type="string" calcext:value-type="string">
            <text:p>heating_rate</text:p>
          </table:table-cell>
          <table:table-cell office:value-type="string" calcext:value-type="string">
            <text:p>K/s</text:p>
          </table:table-cell>
          <table:table-cell/>
        </table:table-row>
        <table:table-row table:style-name="ro1">
          <table:table-cell office:value-type="string" calcext:value-type="string">
            <text:p>austenitization_temperature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AGS</text:p>
          </table:table-cell>
          <table:table-cell office:value-type="string" calcext:value-type="string">
            <text:p>microns</text:p>
          </table:table-cell>
          <table:table-cell office:value-type="string" calcext:value-type="string">
            <text:p>austenite grain size</text:p>
          </table:table-cell>
        </table:table-row>
        <table:table-row table:style-name="ro1">
          <table:table-cell office:value-type="string" calcext:value-type="string">
            <text:p>martensite_start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number identifying which Ms plateau it’s on, see Borgenstam1997 for explanation of the plateaus, 3 is for lath martensite, 4 is for plate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string" calcext:value-type="string">
            <text:p>standard deviation or confidence interval upper limit, K</text:p>
          </table:table-cell>
          <table:table-cell/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standard deviation or confidence interval lower limit, 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1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07:24:06.672626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08:10:30.742202066</meta:creation-date>
    <dc:date>2024-08-22T07:24:41.869595526</dc:date>
    <meta:editing-duration>P38DT5H10M15S</meta:editing-duration>
    <meta:editing-cycles>303</meta:editing-cycles>
    <meta:generator>LibreOffice/24.2.5.2$Linux_X86_64 LibreOffice_project/d6e8b0f3fc6e8af2b00cf4969fd0d2fa45b9a62e</meta:generator>
    <meta:document-statistic meta:table-count="2" meta:cell-count="9150" meta:object-count="0"/>
  </office:meta>
</office:document-meta>
</file>